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1.6283in"/>
    </style:style>
    <style:style style:name="co6" style:family="table-column">
      <style:table-column-properties fo:break-before="auto" style:column-width="1.5583in"/>
    </style:style>
    <style:style style:name="co7" style:family="table-column">
      <style:table-column-properties fo:break-before="auto" style:column-width="1.5256in"/>
    </style:style>
    <style:style style:name="co8" style:family="table-column">
      <style:table-column-properties fo:break-before="auto" style:column-width="1.7508in"/>
    </style:style>
    <style:style style:name="co9" style:family="table-column">
      <style:table-column-properties fo:break-before="auto" style:column-width="1.7937in"/>
    </style:style>
    <style:style style:name="co10" style:family="table-column">
      <style:table-column-properties fo:break-before="auto" style:column-width="1.13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31">
      <style:text-properties fo:font-weight="bold" style:font-weight-asian="bold" style:font-weight-complex="bold"/>
    </style:style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81"/>
    <style:style style:name="ce6" style:family="table-cell" style:parent-style-name="Default" style:data-style-name="N145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8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2" table:number-columns-repeated="3" table:default-cell-style-name="ce2"/>
        <table:table-column table:style-name="co2" table:number-columns-repeated="16339" table:default-cell-style-name="Default"/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H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EANK</text:p>
          </table:table-cell>
          <table:table-cell table:style-name="ce1" office:value-type="string" calcext:value-type="string">
            <text:p>STDDEV</text:p>
          </table:table-cell>
          <table:table-cell table:style-name="ce1" office:value-type="string" calcext:value-type="string">
            <text:p>VRES</text:p>
          </table:table-cell>
          <table:table-cell table:style-name="ce1" office:value-type="string" calcext:value-type="string">
            <text:p>SRES</text:p>
          </table:table-cell>
          <table:table-cell table:style-name="ce1" office:value-type="string" calcext:value-type="string">
            <text:p>L1 <text:s/>C</text:p>
          </table:table-cell>
          <table:table-cell table:style-name="ce1" office:value-type="string" calcext:value-type="string">
            <text:p>L1 S</text:p>
          </table:table-cell>
          <table:table-cell table:style-name="ce1" office:value-type="string" calcext:value-type="string">
            <text:p>L1 N</text:p>
          </table:table-cell>
          <table:table-cell table:style-name="ce1" office:value-type="string" calcext:value-type="string">
            <text:p>L1 CT</text:p>
          </table:table-cell>
          <table:table-cell table:style-name="ce1" office:value-type="string" calcext:value-type="string">
            <text:p>L1 ST</text:p>
          </table:table-cell>
          <table:table-cell table:style-name="ce1" office:value-type="string" calcext:value-type="string">
            <text:p>L2 C</text:p>
          </table:table-cell>
          <table:table-cell table:style-name="ce1" office:value-type="string" calcext:value-type="string">
            <text:p>L2 S</text:p>
          </table:table-cell>
          <table:table-cell table:style-name="ce1" office:value-type="string" calcext:value-type="string">
            <text:p>L2 N</text:p>
          </table:table-cell>
          <table:table-cell table:style-name="ce1" office:value-type="string" calcext:value-type="string">
            <text:p>L2 CT</text:p>
          </table:table-cell>
          <table:table-cell table:style-name="ce1" office:value-type="string" calcext:value-type="string">
            <text:p>L2 ST</text:p>
          </table:table-cell>
          <table:table-cell table:style-name="ce1" office:value-type="string" calcext:value-type="string">
            <text:p>WL</text:p>
          </table:table-cell>
          <table:table-cell table:style-name="ce1" office:value-type="string" calcext:value-type="string">
            <text:p>WC</text:p>
          </table:table-cell>
          <table:table-cell table:style-name="ce1" office:value-type="string" calcext:value-type="string">
            <text:p>WV</text:p>
          </table:table-cell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V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RGB C</text:p>
          </table:table-cell>
          <table:table-cell table:style-name="ce1" office:value-type="string" calcext:value-type="string">
            <text:p>HSV C</text:p>
          </table:table-cell>
          <table:table-cell table:style-name="ce1" office:value-type="string" calcext:value-type="string">
            <text:p>LAB C</text:p>
          </table:table-cell>
          <table:table-cell table:style-name="ce1" office:value-type="string" calcext:value-type="string">
            <text:p>RGBERR</text:p>
          </table:table-cell>
          <table:table-cell table:style-name="ce1" office:value-type="string" calcext:value-type="string">
            <text:p>HSVERR</text:p>
          </table:table-cell>
          <table:table-cell table:style-name="ce1" office:value-type="string" calcext:value-type="string">
            <text:p>LABERR</text:p>
          </table:table-cell>
          <table:table-cell table:style-name="ce1" table:number-columns-repeated="16342"/>
          <table:table-cell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>
            <text:p>FINAL_DIAMOND</text:p>
          </table:table-cell>
          <table:table-cell table:number-columns-repeated="44"/>
          <table:table-cell table:style-name="ce2"/>
          <table:table-cell table:number-columns-repeated="16338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1.95643568950742" calcext:value-type="float">
            <text:p>1.95643568950742</text:p>
          </table:table-cell>
          <table:table-cell office:value-type="float" office:value="0.00786201155978534" calcext:value-type="float">
            <text:p>0.00786201155978534</text:p>
          </table:table-cell>
          <table:table-cell office:value-type="float" office:value="0.0171595957868572" calcext:value-type="float">
            <text:p>0.0171595957868572</text:p>
          </table:table-cell>
          <table:table-cell office:value-type="float" office:value="0.305258017596035" calcext:value-type="float">
            <text:p>0.305258017596035</text:p>
          </table:table-cell>
          <table:table-cell office:value-type="float" office:value="0.371273153885243" calcext:value-type="float">
            <text:p>0.371273153885243</text:p>
          </table:table-cell>
          <table:table-cell office:value-type="float" office:value="0.226864341872232" calcext:value-type="float">
            <text:p>0.226864341872232</text:p>
          </table:table-cell>
          <table:table-cell office:value-type="float" office:value="35.5243929244324" calcext:value-type="float">
            <text:p>35.5243929244324</text:p>
          </table:table-cell>
          <table:table-cell office:value-type="float" office:value="0.338249225204472" calcext:value-type="float">
            <text:p>0.338249225204472</text:p>
          </table:table-cell>
          <table:table-cell office:value-type="float" office:value="0.159023910457001" calcext:value-type="float">
            <text:p>0.159023910457001</text:p>
          </table:table-cell>
          <table:table-cell office:value-type="float" office:value="0.607558248024975" calcext:value-type="float">
            <text:p>0.607558248024975</text:p>
          </table:table-cell>
          <table:table-cell office:value-type="float" office:value="0.692196258270647" calcext:value-type="float">
            <text:p>0.692196258270647</text:p>
          </table:table-cell>
          <table:table-cell office:value-type="float" office:value="105.646259649673" calcext:value-type="float">
            <text:p>105.646259649673</text:p>
          </table:table-cell>
          <table:table-cell office:value-type="float" office:value="0.222761300881808" calcext:value-type="float">
            <text:p>0.222761300881808</text:p>
          </table:table-cell>
          <table:table-cell office:value-type="float" office:value="0.449258771012641" calcext:value-type="float">
            <text:p>0.449258771012641</text:p>
          </table:table-cell>
          <table:table-cell office:value-type="float" office:value="0.919075925955568" calcext:value-type="float">
            <text:p>0.919075925955568</text:p>
          </table:table-cell>
          <table:table-cell office:value-type="float" office:value="0.75032718901928" calcext:value-type="float">
            <text:p>0.75032718901928</text:p>
          </table:table-cell>
          <table:table-cell office:value-type="float" office:value="0.00523760254735579" calcext:value-type="float">
            <text:p>0.00523760254735579</text:p>
          </table:table-cell>
          <table:table-cell office:value-type="float" office:value="0.0249539870987744" calcext:value-type="float">
            <text:p>0.0249539870987744</text:p>
          </table:table-cell>
          <table:table-cell office:value-type="float" office:value="0.670162002161287" calcext:value-type="float">
            <text:p>0.670162002161287</text:p>
          </table:table-cell>
          <table:table-cell office:value-type="float" office:value="1.57414010097586" calcext:value-type="float">
            <text:p>1.57414010097586</text:p>
          </table:table-cell>
          <table:table-cell table:style-name="ce5" office:value-type="float" office:value="0.0000000705486341974463" calcext:value-type="float">
            <text:p>7.05E-08</text:p>
          </table:table-cell>
          <table:table-cell table:style-name="ce5" office:value-type="float" office:value="0.00000122779336242892" calcext:value-type="float">
            <text:p>1.23E-0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ABS([.AJ4]-26)" office:value-type="float" office:value="27" calcext:value-type="float">
            <text:p>27</text:p>
          </table:table-cell>
          <table:table-cell table:formula="of:=ABS([.AK4]-26)" office:value-type="float" office:value="5" calcext:value-type="float">
            <text:p>5</text:p>
          </table:table-cell>
          <table:table-cell table:formula="of:=ABS([.AL4]-26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3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99" calcext:value-type="float">
            <text:p>99</text:p>
          </table:table-cell>
          <table:table-cell office:value-type="float" office:value="168" calcext:value-type="float">
            <text:p>168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office:value-type="float" office:value="31" calcext:value-type="float">
            <text:p>31</text:p>
          </table:table-cell>
          <table:table-cell office:value-type="float" office:value="2.4020282417887" calcext:value-type="float">
            <text:p>2.4020282417887</text:p>
          </table:table-cell>
          <table:table-cell office:value-type="float" office:value="0.00594495993669183" calcext:value-type="float">
            <text:p>0.00594495993669183</text:p>
          </table:table-cell>
          <table:table-cell office:value-type="float" office:value="0.0102184980985263" calcext:value-type="float">
            <text:p>0.0102184980985263</text:p>
          </table:table-cell>
          <table:table-cell office:value-type="float" office:value="0.277621663913106" calcext:value-type="float">
            <text:p>0.277621663913106</text:p>
          </table:table-cell>
          <table:table-cell office:value-type="float" office:value="0.351651706856059" calcext:value-type="float">
            <text:p>0.351651706856059</text:p>
          </table:table-cell>
          <table:table-cell office:value-type="float" office:value="0.676819156820631" calcext:value-type="float">
            <text:p>0.676819156820631</text:p>
          </table:table-cell>
          <table:table-cell office:value-type="float" office:value="35.7368230273349" calcext:value-type="float">
            <text:p>35.7368230273349</text:p>
          </table:table-cell>
          <table:table-cell office:value-type="float" office:value="0.699219623796057" calcext:value-type="float">
            <text:p>0.699219623796057</text:p>
          </table:table-cell>
          <table:table-cell office:value-type="float" office:value="0.244227726260954" calcext:value-type="float">
            <text:p>0.244227726260954</text:p>
          </table:table-cell>
          <table:table-cell office:value-type="float" office:value="0.728868046710084" calcext:value-type="float">
            <text:p>0.728868046710084</text:p>
          </table:table-cell>
          <table:table-cell office:value-type="float" office:value="0.748528544587366" calcext:value-type="float">
            <text:p>0.748528544587366</text:p>
          </table:table-cell>
          <table:table-cell office:value-type="float" office:value="64.8712232852287" calcext:value-type="float">
            <text:p>64.8712232852287</text:p>
          </table:table-cell>
          <table:table-cell office:value-type="float" office:value="0.0931722291297121" calcext:value-type="float">
            <text:p>0.0931722291297121</text:p>
          </table:table-cell>
          <table:table-cell office:value-type="float" office:value="0.969685372139118" calcext:value-type="float">
            <text:p>0.969685372139118</text:p>
          </table:table-cell>
          <table:table-cell office:value-type="float" office:value="0.723763838208706" calcext:value-type="float">
            <text:p>0.723763838208706</text:p>
          </table:table-cell>
          <table:table-cell office:value-type="float" office:value="0.745963937649223" calcext:value-type="float">
            <text:p>0.745963937649223</text:p>
          </table:table-cell>
          <table:table-cell office:value-type="float" office:value="0.00615112915713254" calcext:value-type="float">
            <text:p>0.00615112915713254</text:p>
          </table:table-cell>
          <table:table-cell office:value-type="float" office:value="0.0229624485921847" calcext:value-type="float">
            <text:p>0.0229624485921847</text:p>
          </table:table-cell>
          <table:table-cell office:value-type="float" office:value="0.532448731720495" calcext:value-type="float">
            <text:p>0.532448731720495</text:p>
          </table:table-cell>
          <table:table-cell office:value-type="float" office:value="1.58163611680314" calcext:value-type="float">
            <text:p>1.58163611680314</text:p>
          </table:table-cell>
          <table:table-cell table:style-name="ce5" office:value-type="float" office:value="0.000000248762473908217" calcext:value-type="float">
            <text:p>2.49E-07</text:p>
          </table:table-cell>
          <table:table-cell table:style-name="ce5" office:value-type="float" office:value="0.000000762822656132468" calcext:value-type="float">
            <text:p>7.63E-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ABS([.AJ5]-26)" office:value-type="float" office:value="8" calcext:value-type="float">
            <text:p>8</text:p>
          </table:table-cell>
          <table:table-cell table:formula="of:=ABS([.AK5]-26)" office:value-type="float" office:value="8" calcext:value-type="float">
            <text:p>8</text:p>
          </table:table-cell>
          <table:table-cell table:formula="of:=ABS([.AL5]-26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3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48" calcext:value-type="float">
            <text:p>248</text:p>
          </table:table-cell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office:value-type="float" office:value="44" calcext:value-type="float">
            <text:p>44</text:p>
          </table:table-cell>
          <table:table-cell office:value-type="float" office:value="1.42819197982618" calcext:value-type="float">
            <text:p>1.42819197982618</text:p>
          </table:table-cell>
          <table:table-cell office:value-type="float" office:value="0.0054139934076822" calcext:value-type="float">
            <text:p>0.0054139934076822</text:p>
          </table:table-cell>
          <table:table-cell office:value-type="float" office:value="0.0328530660262016" calcext:value-type="float">
            <text:p>0.0328530660262016</text:p>
          </table:table-cell>
          <table:table-cell office:value-type="float" office:value="0.0739676320078386" calcext:value-type="float">
            <text:p>0.0739676320078386</text:p>
          </table:table-cell>
          <table:table-cell office:value-type="float" office:value="0.429508919176134" calcext:value-type="float">
            <text:p>0.429508919176134</text:p>
          </table:table-cell>
          <table:table-cell office:value-type="float" office:value="0.790170015135574" calcext:value-type="float">
            <text:p>0.790170015135574</text:p>
          </table:table-cell>
          <table:table-cell office:value-type="float" office:value="62.2714430801604" calcext:value-type="float">
            <text:p>62.2714430801604</text:p>
          </table:table-cell>
          <table:table-cell office:value-type="float" office:value="0.43405346776272" calcext:value-type="float">
            <text:p>0.43405346776272</text:p>
          </table:table-cell>
          <table:table-cell office:value-type="float" office:value="0.0034058856999573" calcext:value-type="float">
            <text:p>0.0034058856999573</text:p>
          </table:table-cell>
          <table:table-cell office:value-type="float" office:value="0.336388913611697" calcext:value-type="float">
            <text:p>0.336388913611697</text:p>
          </table:table-cell>
          <table:table-cell office:value-type="float" office:value="0.352349093355349" calcext:value-type="float">
            <text:p>0.352349093355349</text:p>
          </table:table-cell>
          <table:table-cell office:value-type="float" office:value="21.2466129886561" calcext:value-type="float">
            <text:p>21.2466129886561</text:p>
          </table:table-cell>
          <table:table-cell office:value-type="float" office:value="0.259558294201873" calcext:value-type="float">
            <text:p>0.259558294201873</text:p>
          </table:table-cell>
          <table:table-cell office:value-type="float" office:value="0.144846381686873" calcext:value-type="float">
            <text:p>0.144846381686873</text:p>
          </table:table-cell>
          <table:table-cell office:value-type="float" office:value="0.821086718630072" calcext:value-type="float">
            <text:p>0.821086718630072</text:p>
          </table:table-cell>
          <table:table-cell office:value-type="float" office:value="0.601560722568324" calcext:value-type="float">
            <text:p>0.601560722568324</text:p>
          </table:table-cell>
          <table:table-cell office:value-type="float" office:value="0.00660984997224388" calcext:value-type="float">
            <text:p>0.00660984997224388</text:p>
          </table:table-cell>
          <table:table-cell office:value-type="float" office:value="0.0207765567492794" calcext:value-type="float">
            <text:p>0.0207765567492794</text:p>
          </table:table-cell>
          <table:table-cell office:value-type="float" office:value="0.791456743974907" calcext:value-type="float">
            <text:p>0.791456743974907</text:p>
          </table:table-cell>
          <table:table-cell office:value-type="float" office:value="1.56701685112183" calcext:value-type="float">
            <text:p>1.56701685112183</text:p>
          </table:table-cell>
          <table:table-cell table:style-name="ce5" office:value-type="float" office:value="0.000000225337223873375" calcext:value-type="float">
            <text:p>2.25E-07</text:p>
          </table:table-cell>
          <table:table-cell table:style-name="ce5" office:value-type="float" office:value="0.00000098958804053926" calcext:value-type="float">
            <text:p>9.90E-0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table:formula="of:=ABS([.AJ6]-26)" office:value-type="float" office:value="27" calcext:value-type="float">
            <text:p>27</text:p>
          </table:table-cell>
          <table:table-cell table:formula="of:=ABS([.AK6]-26)" office:value-type="float" office:value="40" calcext:value-type="float">
            <text:p>40</text:p>
          </table:table-cell>
          <table:table-cell table:formula="of:=ABS([.AL6]-26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3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71" calcext:value-type="float">
            <text:p>171</text:p>
          </table:table-cell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61" calcext:value-type="float">
            <text:p>61</text:p>
          </table:table-cell>
          <table:table-cell office:value-type="float" office:value="1.84062695475185" calcext:value-type="float">
            <text:p>1.84062695475185</text:p>
          </table:table-cell>
          <table:table-cell office:value-type="float" office:value="0.00559055291792419" calcext:value-type="float">
            <text:p>0.00559055291792419</text:p>
          </table:table-cell>
          <table:table-cell office:value-type="float" office:value="0.0196503575798396" calcext:value-type="float">
            <text:p>0.0196503575798396</text:p>
          </table:table-cell>
          <table:table-cell office:value-type="float" office:value="0.163578188607857" calcext:value-type="float">
            <text:p>0.163578188607857</text:p>
          </table:table-cell>
          <table:table-cell office:value-type="float" office:value="0.73639686562661" calcext:value-type="float">
            <text:p>0.73639686562661</text:p>
          </table:table-cell>
          <table:table-cell office:value-type="float" office:value="0.366232657731236" calcext:value-type="float">
            <text:p>0.366232657731236</text:p>
          </table:table-cell>
          <table:table-cell office:value-type="float" office:value="33.0877057872557" calcext:value-type="float">
            <text:p>33.0877057872557</text:p>
          </table:table-cell>
          <table:table-cell office:value-type="float" office:value="0.769732370162623" calcext:value-type="float">
            <text:p>0.769732370162623</text:p>
          </table:table-cell>
          <table:table-cell office:value-type="float" office:value="0.393744816758582" calcext:value-type="float">
            <text:p>0.393744816758582</text:p>
          </table:table-cell>
          <table:table-cell office:value-type="float" office:value="0.494371644150866" calcext:value-type="float">
            <text:p>0.494371644150866</text:p>
          </table:table-cell>
          <table:table-cell office:value-type="float" office:value="0.614153320851959" calcext:value-type="float">
            <text:p>0.614153320851959</text:p>
          </table:table-cell>
          <table:table-cell office:value-type="float" office:value="43.5296721398818" calcext:value-type="float">
            <text:p>43.5296721398818</text:p>
          </table:table-cell>
          <table:table-cell office:value-type="float" office:value="0.832856668504844" calcext:value-type="float">
            <text:p>0.832856668504844</text:p>
          </table:table-cell>
          <table:table-cell office:value-type="float" office:value="0.91966083730837" calcext:value-type="float">
            <text:p>0.91966083730837</text:p>
          </table:table-cell>
          <table:table-cell office:value-type="float" office:value="0.97313726070419" calcext:value-type="float">
            <text:p>0.97313726070419</text:p>
          </table:table-cell>
          <table:table-cell office:value-type="float" office:value="0.253281171438094" calcext:value-type="float">
            <text:p>0.253281171438094</text:p>
          </table:table-cell>
          <table:table-cell office:value-type="float" office:value="0.00596629770317959" calcext:value-type="float">
            <text:p>0.00596629770317959</text:p>
          </table:table-cell>
          <table:table-cell office:value-type="float" office:value="0.0230972782263922" calcext:value-type="float">
            <text:p>0.0230972782263922</text:p>
          </table:table-cell>
          <table:table-cell office:value-type="float" office:value="0.461586920262805" calcext:value-type="float">
            <text:p>0.461586920262805</text:p>
          </table:table-cell>
          <table:table-cell office:value-type="float" office:value="1.24918492573393" calcext:value-type="float">
            <text:p>1.24918492573393</text:p>
          </table:table-cell>
          <table:table-cell table:style-name="ce5" office:value-type="float" office:value="0.0000000910413907623249" calcext:value-type="float">
            <text:p>9.10E-08</text:p>
          </table:table-cell>
          <table:table-cell table:style-name="ce5" office:value-type="float" office:value="0.00000110695757818802" calcext:value-type="float">
            <text:p>1.11E-0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ABS([.AJ7]-26)" office:value-type="float" office:value="27" calcext:value-type="float">
            <text:p>27</text:p>
          </table:table-cell>
          <table:table-cell table:formula="of:=ABS([.AK7]-26)" office:value-type="float" office:value="21" calcext:value-type="float">
            <text:p>21</text:p>
          </table:table-cell>
          <table:table-cell table:formula="of:=ABS([.AL7]-26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1633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93" calcext:value-type="float">
            <text:p>93</text:p>
          </table:table-cell>
          <table:table-cell office:value-type="float" office:value="1.10395136536205" calcext:value-type="float">
            <text:p>1.10395136536205</text:p>
          </table:table-cell>
          <table:table-cell office:value-type="float" office:value="0.00513023393707411" calcext:value-type="float">
            <text:p>0.00513023393707411</text:p>
          </table:table-cell>
          <table:table-cell office:value-type="float" office:value="0.0176182649662653" calcext:value-type="float">
            <text:p>0.0176182649662653</text:p>
          </table:table-cell>
          <table:table-cell office:value-type="float" office:value="0.357466667875569" calcext:value-type="float">
            <text:p>0.357466667875569</text:p>
          </table:table-cell>
          <table:table-cell office:value-type="float" office:value="0.405444629323219" calcext:value-type="float">
            <text:p>0.405444629323219</text:p>
          </table:table-cell>
          <table:table-cell office:value-type="float" office:value="0.655751439776986" calcext:value-type="float">
            <text:p>0.655751439776986</text:p>
          </table:table-cell>
          <table:table-cell office:value-type="float" office:value="13.5303779212401" calcext:value-type="float">
            <text:p>13.5303779212401</text:p>
          </table:table-cell>
          <table:table-cell office:value-type="float" office:value="0.186945029336214" calcext:value-type="float">
            <text:p>0.186945029336214</text:p>
          </table:table-cell>
          <table:table-cell office:value-type="float" office:value="0.269460947513925" calcext:value-type="float">
            <text:p>0.269460947513925</text:p>
          </table:table-cell>
          <table:table-cell office:value-type="float" office:value="0.500118748160358" calcext:value-type="float">
            <text:p>0.500118748160358</text:p>
          </table:table-cell>
          <table:table-cell office:value-type="float" office:value="0.629509411427368" calcext:value-type="float">
            <text:p>0.629509411427368</text:p>
          </table:table-cell>
          <table:table-cell office:value-type="float" office:value="155.405767210792" calcext:value-type="float">
            <text:p>155.405767210792</text:p>
          </table:table-cell>
          <table:table-cell office:value-type="float" office:value="0.88046543382415" calcext:value-type="float">
            <text:p>0.88046543382415</text:p>
          </table:table-cell>
          <table:table-cell office:value-type="float" office:value="0.948204653476802" calcext:value-type="float">
            <text:p>0.948204653476802</text:p>
          </table:table-cell>
          <table:table-cell office:value-type="float" office:value="0.310858021521893" calcext:value-type="float">
            <text:p>0.310858021521893</text:p>
          </table:table-cell>
          <table:table-cell office:value-type="float" office:value="0.290751336134088" calcext:value-type="float">
            <text:p>0.290751336134088</text:p>
          </table:table-cell>
          <table:table-cell office:value-type="float" office:value="0.00570239391211003" calcext:value-type="float">
            <text:p>0.00570239391211003</text:p>
          </table:table-cell>
          <table:table-cell office:value-type="float" office:value="0.0218318736887869" calcext:value-type="float">
            <text:p>0.0218318736887869</text:p>
          </table:table-cell>
          <table:table-cell office:value-type="float" office:value="0.666826998982527" calcext:value-type="float">
            <text:p>0.666826998982527</text:p>
          </table:table-cell>
          <table:table-cell office:value-type="float" office:value="1.35133807659953" calcext:value-type="float">
            <text:p>1.35133807659953</text:p>
          </table:table-cell>
          <table:table-cell table:style-name="ce5" office:value-type="float" office:value="0.000000130767515077205" calcext:value-type="float">
            <text:p>1.31E-07</text:p>
          </table:table-cell>
          <table:table-cell table:style-name="ce5" office:value-type="float" office:value="0.000000730859044047837" calcext:value-type="float">
            <text:p>7.31E-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ABS([.AJ8]-26)" office:value-type="float" office:value="24" calcext:value-type="float">
            <text:p>24</text:p>
          </table:table-cell>
          <table:table-cell table:formula="of:=ABS([.AK8]-26)" office:value-type="float" office:value="24" calcext:value-type="float">
            <text:p>24</text:p>
          </table:table-cell>
          <table:table-cell table:formula="of:=ABS([.AL8]-26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16339"/>
        </table:table-row>
        <table:table-row table:style-name="ro2">
          <table:table-cell table:style-name="ce2" table:formula="of:=AVERAGE([.A4:.A8])" office:value-type="float" office:value="138.2" calcext:value-type="float">
            <text:p>138.2</text:p>
          </table:table-cell>
          <table:table-cell table:style-name="ce2" table:formula="of:=AVERAGE([.B4:.B8])" office:value-type="float" office:value="79.4" calcext:value-type="float">
            <text:p>79.4</text:p>
          </table:table-cell>
          <table:table-cell table:style-name="ce2" table:formula="of:=AVERAGE([.C4:.C8])" office:value-type="float" office:value="68.6" calcext:value-type="float">
            <text:p>68.6</text:p>
          </table:table-cell>
          <table:table-cell table:style-name="ce2" table:formula="of:=AVERAGE([.D4:.D8])" office:value-type="float" office:value="16" calcext:value-type="float">
            <text:p>16</text:p>
          </table:table-cell>
          <table:table-cell table:style-name="ce2" table:formula="of:=AVERAGE([.E4:.E8])" office:value-type="float" office:value="144.4" calcext:value-type="float">
            <text:p>144.4</text:p>
          </table:table-cell>
          <table:table-cell table:style-name="ce2" table:formula="of:=AVERAGE([.F4:.F8])" office:value-type="float" office:value="91.4" calcext:value-type="float">
            <text:p>91.4</text:p>
          </table:table-cell>
          <table:table-cell table:style-name="ce2" table:formula="of:=AVERAGE([.G4:.G8])" office:value-type="float" office:value="96.4" calcext:value-type="float">
            <text:p>96.4</text:p>
          </table:table-cell>
          <table:table-cell table:style-name="ce2" table:formula="of:=AVERAGE([.H4:.H8])" office:value-type="float" office:value="77.2" calcext:value-type="float">
            <text:p>77.2</text:p>
          </table:table-cell>
          <table:table-cell table:style-name="ce2" table:formula="of:=AVERAGE([.I4:.I8])" office:value-type="float" office:value="207.4" calcext:value-type="float">
            <text:p>207.4</text:p>
          </table:table-cell>
          <table:table-cell table:style-name="ce2" table:formula="of:=AVERAGE([.J4:.J8])" office:value-type="float" office:value="83.2" calcext:value-type="float">
            <text:p>83.2</text:p>
          </table:table-cell>
          <table:table-cell table:style-name="ce2" table:formula="of:=AVERAGE([.K4:.K8])" office:value-type="float" office:value="136.8" calcext:value-type="float">
            <text:p>136.8</text:p>
          </table:table-cell>
          <table:table-cell table:style-name="ce2" table:formula="of:=AVERAGE([.L4:.L8])" office:value-type="float" office:value="53" calcext:value-type="float">
            <text:p>53</text:p>
          </table:table-cell>
          <table:table-cell table:style-name="ce2" table:formula="of:=AVERAGE([.M4:.M8])" office:value-type="float" office:value="1.74624684624724" calcext:value-type="float">
            <text:p>1.74624684624724</text:p>
          </table:table-cell>
          <table:table-cell table:style-name="ce2" table:formula="of:=AVERAGE([.N4:.N8])" office:value-type="float" office:value="0.00598835035183153" calcext:value-type="float">
            <text:p>0.00598835035183153</text:p>
          </table:table-cell>
          <table:table-cell table:style-name="ce2" table:formula="of:=AVERAGE([.O4:.O8])" office:value-type="float" office:value="0.019499956491538" calcext:value-type="float">
            <text:p>0.019499956491538</text:p>
          </table:table-cell>
          <table:table-cell table:style-name="ce2" table:formula="of:=AVERAGE([.P4:.P8])" office:value-type="float" office:value="0.235578434000081" calcext:value-type="float">
            <text:p>0.235578434000081</text:p>
          </table:table-cell>
          <table:table-cell table:style-name="ce2" table:formula="of:=AVERAGE([.Q4:.Q8])" office:value-type="float" office:value="0.458855054973453" calcext:value-type="float">
            <text:p>0.458855054973453</text:p>
          </table:table-cell>
          <table:table-cell table:style-name="ce2" table:formula="of:=AVERAGE([.R4:.R8])" office:value-type="float" office:value="0.543167522267332" calcext:value-type="float">
            <text:p>0.543167522267332</text:p>
          </table:table-cell>
          <table:table-cell table:style-name="ce2" table:formula="of:=AVERAGE([.S4:.S8])" office:value-type="float" office:value="36.0301485480847" calcext:value-type="float">
            <text:p>36.0301485480847</text:p>
          </table:table-cell>
          <table:table-cell table:style-name="ce2" table:formula="of:=AVERAGE([.T4:.T8])" office:value-type="float" office:value="0.485639943252417" calcext:value-type="float">
            <text:p>0.485639943252417</text:p>
          </table:table-cell>
          <table:table-cell table:style-name="ce2" table:formula="of:=AVERAGE([.U4:.U8])" office:value-type="float" office:value="0.213972657338084" calcext:value-type="float">
            <text:p>0.213972657338084</text:p>
          </table:table-cell>
          <table:table-cell table:style-name="ce2" table:formula="of:=AVERAGE([.V4:.V8])" office:value-type="float" office:value="0.533461120131596" calcext:value-type="float">
            <text:p>0.533461120131596</text:p>
          </table:table-cell>
          <table:table-cell table:style-name="ce2" table:formula="of:=AVERAGE([.W4:.W8])" office:value-type="float" office:value="0.607347325698538" calcext:value-type="float">
            <text:p>0.607347325698538</text:p>
          </table:table-cell>
          <table:table-cell table:style-name="ce2" table:formula="of:=AVERAGE([.X4:.X8])" office:value-type="float" office:value="78.1399070548463" calcext:value-type="float">
            <text:p>78.1399070548463</text:p>
          </table:table-cell>
          <table:table-cell table:style-name="ce2" table:formula="of:=AVERAGE([.Y4:.Y8])" office:value-type="float" office:value="0.457762785308477" calcext:value-type="float">
            <text:p>0.457762785308477</text:p>
          </table:table-cell>
          <table:table-cell table:style-name="ce2" table:formula="of:=AVERAGE([.Z4:.Z8])" office:value-type="float" office:value="0.686331203124761" calcext:value-type="float">
            <text:p>0.686331203124761</text:p>
          </table:table-cell>
          <table:table-cell table:style-name="ce2" table:formula="of:=AVERAGE([.AA4:.AA8])" office:value-type="float" office:value="0.749584353004086" calcext:value-type="float">
            <text:p>0.749584353004086</text:p>
          </table:table-cell>
          <table:table-cell table:style-name="ce2" table:formula="of:=AVERAGE([.AB4:.AB8])" office:value-type="float" office:value="0.528376871361802" calcext:value-type="float">
            <text:p>0.528376871361802</text:p>
          </table:table-cell>
          <table:table-cell table:style-name="ce2" table:formula="of:=AVERAGE([.AC4:.AC8])" office:value-type="float" office:value="0.00593345465840437" calcext:value-type="float">
            <text:p>0.00593345465840437</text:p>
          </table:table-cell>
          <table:table-cell table:style-name="ce2" table:formula="of:=AVERAGE([.AD4:.AD8])" office:value-type="float" office:value="0.0227244288710835" calcext:value-type="float">
            <text:p>0.0227244288710835</text:p>
          </table:table-cell>
          <table:table-cell table:style-name="ce2" table:formula="of:=AVERAGE([.AE4:.AE8])" office:value-type="float" office:value="0.624496279420404" calcext:value-type="float">
            <text:p>0.624496279420404</text:p>
          </table:table-cell>
          <table:table-cell table:style-name="ce2" table:formula="of:=AVERAGE([.AF4:.AF8])" office:value-type="float" office:value="1.46466321424686" calcext:value-type="float">
            <text:p>1.46466321424686</text:p>
          </table:table-cell>
          <table:table-cell table:style-name="ce2" table:formula="of:=AVERAGE([.AG4:.AG8])" office:value-type="float" office:value="0.000000153291447563713" calcext:value-type="float">
            <text:p>1.53291447563713E-07</text:p>
          </table:table-cell>
          <table:table-cell table:style-name="ce2" table:formula="of:=AVERAGE([.AH4:.AH8])" office:value-type="float" office:value="0.000000963604136267301" calcext:value-type="float">
            <text:p>9.63604136267301E-07</text:p>
          </table:table-cell>
          <table:table-cell table:style-name="ce2" table:formula="of:=AVERAGE([.AI4:.AI8])" office:value-type="float" office:value="2.4" calcext:value-type="float">
            <text:p>2.4</text:p>
          </table:table-cell>
          <table:table-cell table:style-name="ce2" table:number-columns-repeated="7"/>
          <table:table-cell table:number-columns-repeated="3"/>
          <table:table-cell table:style-name="ce2" table:number-columns-repeated="16339"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>
            <text:p>MAR15</text:p>
          </table:table-cell>
          <table:table-cell table:number-columns-repeated="41"/>
          <table:table-cell table:style-name="Default" table:number-columns-repeated="2"/>
          <table:table-cell/>
          <table:table-cell table:style-name="ce2" table:number-columns-repeated="2"/>
          <table:table-cell table:number-columns-repeated="1633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float" office:value="166" calcext:value-type="float">
            <text:p>166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155" calcext:value-type="float">
            <text:p>155</text:p>
          </table:table-cell>
          <table:table-cell office:value-type="float" office:value="24" calcext:value-type="float">
            <text:p>24</text:p>
          </table:table-cell>
          <table:table-cell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office:value-type="float" office:value="2.37772747394101" calcext:value-type="float">
            <text:p>2.37772747394101</text:p>
          </table:table-cell>
          <table:table-cell office:value-type="float" office:value="0.00664885840252063" calcext:value-type="float">
            <text:p>0.00664885840252063</text:p>
          </table:table-cell>
          <table:table-cell office:value-type="float" office:value="0.0335306772699555" calcext:value-type="float">
            <text:p>0.0335306772699555</text:p>
          </table:table-cell>
          <table:table-cell office:value-type="float" office:value="0.303984950757446" calcext:value-type="float">
            <text:p>0.303984950757446</text:p>
          </table:table-cell>
          <table:table-cell office:value-type="float" office:value="0.206865755858579" calcext:value-type="float">
            <text:p>0.206865755858579</text:p>
          </table:table-cell>
          <table:table-cell office:value-type="float" office:value="0.78405443762024" calcext:value-type="float">
            <text:p>0.78405443762024</text:p>
          </table:table-cell>
          <table:table-cell office:value-type="float" office:value="131.573021319304" calcext:value-type="float">
            <text:p>131.573021319304</text:p>
          </table:table-cell>
          <table:table-cell office:value-type="float" office:value="0.666688732879819" calcext:value-type="float">
            <text:p>0.666688732879819</text:p>
          </table:table-cell>
          <table:table-cell office:value-type="float" office:value="0.338632858013898" calcext:value-type="float">
            <text:p>0.338632858013898</text:p>
          </table:table-cell>
          <table:table-cell office:value-type="float" office:value="0.646535352509398" calcext:value-type="float">
            <text:p>0.646535352509398</text:p>
          </table:table-cell>
          <table:table-cell office:value-type="float" office:value="0.361453164683054" calcext:value-type="float">
            <text:p>0.361453164683054</text:p>
          </table:table-cell>
          <table:table-cell office:value-type="float" office:value="11.2588271488823" calcext:value-type="float">
            <text:p>11.2588271488823</text:p>
          </table:table-cell>
          <table:table-cell office:value-type="float" office:value="0.636263356998413" calcext:value-type="float">
            <text:p>0.636263356998413</text:p>
          </table:table-cell>
          <table:table-cell office:value-type="float" office:value="0.649729135573986" calcext:value-type="float">
            <text:p>0.649729135573986</text:p>
          </table:table-cell>
          <table:table-cell office:value-type="float" office:value="0.642844911312286" calcext:value-type="float">
            <text:p>0.642844911312286</text:p>
          </table:table-cell>
          <table:table-cell office:value-type="float" office:value="0.73681044544992" calcext:value-type="float">
            <text:p>0.73681044544992</text:p>
          </table:table-cell>
          <table:table-cell office:value-type="float" office:value="0.00870138593280237" calcext:value-type="float">
            <text:p>0.00870138593280237</text:p>
          </table:table-cell>
          <table:table-cell office:value-type="float" office:value="0.0208063386314695" calcext:value-type="float">
            <text:p>0.0208063386314695</text:p>
          </table:table-cell>
          <table:table-cell office:value-type="float" office:value="0.453137876506386" calcext:value-type="float">
            <text:p>0.453137876506386</text:p>
          </table:table-cell>
          <table:table-cell office:value-type="float" office:value="1.20592484803029" calcext:value-type="float">
            <text:p>1.20592484803029</text:p>
          </table:table-cell>
          <table:table-cell table:style-name="ce5" office:value-type="float" office:value="0.000000082727471895223" calcext:value-type="float">
            <text:p>8.27E-08</text:p>
          </table:table-cell>
          <table:table-cell table:style-name="ce5" office:value-type="float" office:value="0.000000742361986061942" calcext:value-type="float">
            <text:p>7.42E-0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formula="of:=ABS([.AJ12]-39)" office:value-type="float" office:value="13" calcext:value-type="float">
            <text:p>13</text:p>
          </table:table-cell>
          <table:table-cell table:formula="of:=ABS([.AK12]-39)" office:value-type="float" office:value="32" calcext:value-type="float">
            <text:p>32</text:p>
          </table:table-cell>
          <table:table-cell table:formula="of:=ABS([.AL12]-39)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6339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office:value-type="float" office:value="103" calcext:value-type="float">
            <text:p>103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2.05271786384871" calcext:value-type="float">
            <text:p>2.05271786384871</text:p>
          </table:table-cell>
          <table:table-cell office:value-type="float" office:value="0.00732384061005487" calcext:value-type="float">
            <text:p>0.00732384061005487</text:p>
          </table:table-cell>
          <table:table-cell office:value-type="float" office:value="0.0171971152766516" calcext:value-type="float">
            <text:p>0.0171971152766516</text:p>
          </table:table-cell>
          <table:table-cell office:value-type="float" office:value="0.292135731395747" calcext:value-type="float">
            <text:p>0.292135731395747</text:p>
          </table:table-cell>
          <table:table-cell office:value-type="float" office:value="0.32033545844257" calcext:value-type="float">
            <text:p>0.32033545844257</text:p>
          </table:table-cell>
          <table:table-cell office:value-type="float" office:value="0.479261361442372" calcext:value-type="float">
            <text:p>0.479261361442372</text:p>
          </table:table-cell>
          <table:table-cell office:value-type="float" office:value="11.0397967956738" calcext:value-type="float">
            <text:p>11.0397967956738</text:p>
          </table:table-cell>
          <table:table-cell office:value-type="float" office:value="0.263129099531011" calcext:value-type="float">
            <text:p>0.263129099531011</text:p>
          </table:table-cell>
          <table:table-cell office:value-type="float" office:value="0.296316163984949" calcext:value-type="float">
            <text:p>0.296316163984949</text:p>
          </table:table-cell>
          <table:table-cell office:value-type="float" office:value="0.796951291654075" calcext:value-type="float">
            <text:p>0.796951291654075</text:p>
          </table:table-cell>
          <table:table-cell office:value-type="float" office:value="0.452875189661905" calcext:value-type="float">
            <text:p>0.452875189661905</text:p>
          </table:table-cell>
          <table:table-cell office:value-type="float" office:value="21.6964145998944" calcext:value-type="float">
            <text:p>21.6964145998944</text:p>
          </table:table-cell>
          <table:table-cell office:value-type="float" office:value="0.0134014030912825" calcext:value-type="float">
            <text:p>0.0134014030912825</text:p>
          </table:table-cell>
          <table:table-cell office:value-type="float" office:value="0.1988438597848" calcext:value-type="float">
            <text:p>0.1988438597848</text:p>
          </table:table-cell>
          <table:table-cell office:value-type="float" office:value="0.972868822130769" calcext:value-type="float">
            <text:p>0.972868822130769</text:p>
          </table:table-cell>
          <table:table-cell office:value-type="float" office:value="0.400845627782641" calcext:value-type="float">
            <text:p>0.400845627782641</text:p>
          </table:table-cell>
          <table:table-cell office:value-type="float" office:value="0.00558377696050965" calcext:value-type="float">
            <text:p>0.00558377696050965</text:p>
          </table:table-cell>
          <table:table-cell office:value-type="float" office:value="0.0249228347704848" calcext:value-type="float">
            <text:p>0.0249228347704848</text:p>
          </table:table-cell>
          <table:table-cell office:value-type="float" office:value="0.657655650717685" calcext:value-type="float">
            <text:p>0.657655650717685</text:p>
          </table:table-cell>
          <table:table-cell office:value-type="float" office:value="1.55505566362569" calcext:value-type="float">
            <text:p>1.55505566362569</text:p>
          </table:table-cell>
          <table:table-cell table:style-name="ce5" office:value-type="float" office:value="0.0000000742827043585197" calcext:value-type="float">
            <text:p>7.43E-08</text:p>
          </table:table-cell>
          <table:table-cell table:style-name="ce5" office:value-type="float" office:value="0.000000851389877028181" calcext:value-type="float">
            <text:p>8.51E-07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ABS([.AJ13]-39)" office:value-type="float" office:value="40" calcext:value-type="float">
            <text:p>40</text:p>
          </table:table-cell>
          <table:table-cell table:formula="of:=ABS([.AK13]-39)" office:value-type="float" office:value="25" calcext:value-type="float">
            <text:p>25</text:p>
          </table:table-cell>
          <table:table-cell table:formula="of:=ABS([.AL13]-39)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16339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float" office:value="61" calcext:value-type="float">
            <text:p>61</text:p>
          </table:table-cell>
          <table:table-cell office:value-type="float" office:value="146" calcext:value-type="float">
            <text:p>146</text:p>
          </table:table-cell>
          <table:table-cell office:value-type="float" office:value="57" calcext:value-type="float">
            <text:p>57</text:p>
          </table:table-cell>
          <table:table-cell office:value-type="float" office:value="232" calcext:value-type="float">
            <text:p>232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1.48677056122864" calcext:value-type="float">
            <text:p>1.48677056122864</text:p>
          </table:table-cell>
          <table:table-cell office:value-type="float" office:value="0.00740370867702822" calcext:value-type="float">
            <text:p>0.00740370867702822</text:p>
          </table:table-cell>
          <table:table-cell office:value-type="float" office:value="0.0298370884709365" calcext:value-type="float">
            <text:p>0.0298370884709365</text:p>
          </table:table-cell>
          <table:table-cell office:value-type="float" office:value="0.014891562243087" calcext:value-type="float">
            <text:p>0.014891562243087</text:p>
          </table:table-cell>
          <table:table-cell office:value-type="float" office:value="0.418820928793572" calcext:value-type="float">
            <text:p>0.418820928793572</text:p>
          </table:table-cell>
          <table:table-cell office:value-type="float" office:value="0.693916242302672" calcext:value-type="float">
            <text:p>0.693916242302672</text:p>
          </table:table-cell>
          <table:table-cell office:value-type="float" office:value="111.831772925496" calcext:value-type="float">
            <text:p>111.831772925496</text:p>
          </table:table-cell>
          <table:table-cell office:value-type="float" office:value="0.583780178557655" calcext:value-type="float">
            <text:p>0.583780178557655</text:p>
          </table:table-cell>
          <table:table-cell office:value-type="float" office:value="0.214985634276623" calcext:value-type="float">
            <text:p>0.214985634276623</text:p>
          </table:table-cell>
          <table:table-cell office:value-type="float" office:value="0.375376102309367" calcext:value-type="float">
            <text:p>0.375376102309367</text:p>
          </table:table-cell>
          <table:table-cell office:value-type="float" office:value="0.797734880364113" calcext:value-type="float">
            <text:p>0.797734880364113</text:p>
          </table:table-cell>
          <table:table-cell office:value-type="float" office:value="17.5704590817911" calcext:value-type="float">
            <text:p>17.5704590817911</text:p>
          </table:table-cell>
          <table:table-cell office:value-type="float" office:value="0.193616587939417" calcext:value-type="float">
            <text:p>0.193616587939417</text:p>
          </table:table-cell>
          <table:table-cell office:value-type="float" office:value="0.311874139963047" calcext:value-type="float">
            <text:p>0.311874139963047</text:p>
          </table:table-cell>
          <table:table-cell office:value-type="float" office:value="0.173242754563214" calcext:value-type="float">
            <text:p>0.173242754563214</text:p>
          </table:table-cell>
          <table:table-cell office:value-type="float" office:value="0.613875190194476" calcext:value-type="float">
            <text:p>0.613875190194476</text:p>
          </table:table-cell>
          <table:table-cell office:value-type="float" office:value="0.00864686576954457" calcext:value-type="float">
            <text:p>0.00864686576954457</text:p>
          </table:table-cell>
          <table:table-cell office:value-type="float" office:value="0.0224969551896601" calcext:value-type="float">
            <text:p>0.0224969551896601</text:p>
          </table:table-cell>
          <table:table-cell office:value-type="float" office:value="0.500490371380095" calcext:value-type="float">
            <text:p>0.500490371380095</text:p>
          </table:table-cell>
          <table:table-cell office:value-type="float" office:value="1.25713995636372" calcext:value-type="float">
            <text:p>1.25713995636372</text:p>
          </table:table-cell>
          <table:table-cell table:style-name="ce5" office:value-type="float" office:value="0.0000000989022199874029" calcext:value-type="float">
            <text:p>9.89E-08</text:p>
          </table:table-cell>
          <table:table-cell table:style-name="ce5" office:value-type="float" office:value="0.00000156435970676677" calcext:value-type="float">
            <text:p>1.56E-0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ABS([.AJ14]-39)" office:value-type="float" office:value="23" calcext:value-type="float">
            <text:p>23</text:p>
          </table:table-cell>
          <table:table-cell table:formula="of:=ABS([.AK14]-39)" office:value-type="float" office:value="31" calcext:value-type="float">
            <text:p>31</text:p>
          </table:table-cell>
          <table:table-cell table:formula="of:=ABS([.AL14]-39)" office:value-type="float" office:value="15" calcext:value-type="float">
            <text:p>15</text:p>
          </table:table-cell>
          <table:table-cell/>
          <table:table-cell table:style-name="Default" table:number-columns-repeated="3"/>
          <table:table-cell table:number-columns-repeated="16339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144" calcext:value-type="float">
            <text:p>144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2.63427416565976" calcext:value-type="float">
            <text:p>2.63427416565976</text:p>
          </table:table-cell>
          <table:table-cell office:value-type="float" office:value="0.00518955227072096" calcext:value-type="float">
            <text:p>0.00518955227072096</text:p>
          </table:table-cell>
          <table:table-cell office:value-type="float" office:value="0.021931150332945" calcext:value-type="float">
            <text:p>0.021931150332945</text:p>
          </table:table-cell>
          <table:table-cell office:value-type="float" office:value="0.0356559373177289" calcext:value-type="float">
            <text:p>0.0356559373177289</text:p>
          </table:table-cell>
          <table:table-cell office:value-type="float" office:value="0.506292685982496" calcext:value-type="float">
            <text:p>0.506292685982496</text:p>
          </table:table-cell>
          <table:table-cell office:value-type="float" office:value="0.235661262147886" calcext:value-type="float">
            <text:p>0.235661262147886</text:p>
          </table:table-cell>
          <table:table-cell office:value-type="float" office:value="105.865858118558" calcext:value-type="float">
            <text:p>105.865858118558</text:p>
          </table:table-cell>
          <table:table-cell office:value-type="float" office:value="0.842528478696784" calcext:value-type="float">
            <text:p>0.842528478696784</text:p>
          </table:table-cell>
          <table:table-cell office:value-type="float" office:value="0.230941474943288" calcext:value-type="float">
            <text:p>0.230941474943288</text:p>
          </table:table-cell>
          <table:table-cell office:value-type="float" office:value="0.314278734443227" calcext:value-type="float">
            <text:p>0.314278734443227</text:p>
          </table:table-cell>
          <table:table-cell office:value-type="float" office:value="0.517314780696473" calcext:value-type="float">
            <text:p>0.517314780696473</text:p>
          </table:table-cell>
          <table:table-cell office:value-type="float" office:value="15.6014652148945" calcext:value-type="float">
            <text:p>15.6014652148945</text:p>
          </table:table-cell>
          <table:table-cell office:value-type="float" office:value="0.551842467797829" calcext:value-type="float">
            <text:p>0.551842467797829</text:p>
          </table:table-cell>
          <table:table-cell office:value-type="float" office:value="0.765001623545534" calcext:value-type="float">
            <text:p>0.765001623545534</text:p>
          </table:table-cell>
          <table:table-cell office:value-type="float" office:value="0.514529944833487" calcext:value-type="float">
            <text:p>0.514529944833487</text:p>
          </table:table-cell>
          <table:table-cell office:value-type="float" office:value="0.3178728812966" calcext:value-type="float">
            <text:p>0.3178728812966</text:p>
          </table:table-cell>
          <table:table-cell office:value-type="float" office:value="0.00750994551569496" calcext:value-type="float">
            <text:p>0.00750994551569496</text:p>
          </table:table-cell>
          <table:table-cell office:value-type="float" office:value="0.0223409951657124" calcext:value-type="float">
            <text:p>0.0223409951657124</text:p>
          </table:table-cell>
          <table:table-cell office:value-type="float" office:value="0.638063222257857" calcext:value-type="float">
            <text:p>0.638063222257857</text:p>
          </table:table-cell>
          <table:table-cell office:value-type="float" office:value="1.58232515216718" calcext:value-type="float">
            <text:p>1.58232515216718</text:p>
          </table:table-cell>
          <table:table-cell table:style-name="ce5" office:value-type="float" office:value="0.0000000640798037958184" calcext:value-type="float">
            <text:p>6.41E-08</text:p>
          </table:table-cell>
          <table:table-cell table:style-name="ce5" office:value-type="float" office:value="0.00000158008129018859" calcext:value-type="float">
            <text:p>1.58E-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ABS([.AJ15]-39)" office:value-type="float" office:value="38" calcext:value-type="float">
            <text:p>38</text:p>
          </table:table-cell>
          <table:table-cell table:formula="of:=ABS([.AK15]-39)" office:value-type="float" office:value="28" calcext:value-type="float">
            <text:p>28</text:p>
          </table:table-cell>
          <table:table-cell table:formula="of:=ABS([.AL15]-39)" office:value-type="float" office:value="20" calcext:value-type="float">
            <text:p>20</text:p>
          </table:table-cell>
          <table:table-cell/>
          <table:table-cell table:style-name="Default" table:number-columns-repeated="3"/>
          <table:table-cell table:number-columns-repeated="1633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39" calcext:value-type="float">
            <text:p>139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168" calcext:value-type="float">
            <text:p>168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201" calcext:value-type="float">
            <text:p>201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office:value-type="float" office:value="2.87786629391796" calcext:value-type="float">
            <text:p>2.87786629391796</text:p>
          </table:table-cell>
          <table:table-cell office:value-type="float" office:value="0.00607345304032771" calcext:value-type="float">
            <text:p>0.00607345304032771</text:p>
          </table:table-cell>
          <table:table-cell office:value-type="float" office:value="0.0106850212914283" calcext:value-type="float">
            <text:p>0.0106850212914283</text:p>
          </table:table-cell>
          <table:table-cell office:value-type="float" office:value="0.197557893559254" calcext:value-type="float">
            <text:p>0.197557893559254</text:p>
          </table:table-cell>
          <table:table-cell office:value-type="float" office:value="0.344803996595449" calcext:value-type="float">
            <text:p>0.344803996595449</text:p>
          </table:table-cell>
          <table:table-cell office:value-type="float" office:value="0.600367080975273" calcext:value-type="float">
            <text:p>0.600367080975273</text:p>
          </table:table-cell>
          <table:table-cell office:value-type="float" office:value="16.1286169578517" calcext:value-type="float">
            <text:p>16.1286169578517</text:p>
          </table:table-cell>
          <table:table-cell office:value-type="float" office:value="0.273146391432596" calcext:value-type="float">
            <text:p>0.273146391432596</text:p>
          </table:table-cell>
          <table:table-cell office:value-type="float" office:value="0.239497212169548" calcext:value-type="float">
            <text:p>0.239497212169548</text:p>
          </table:table-cell>
          <table:table-cell office:value-type="float" office:value="0.350402665362066" calcext:value-type="float">
            <text:p>0.350402665362066</text:p>
          </table:table-cell>
          <table:table-cell office:value-type="float" office:value="0.641342618517102" calcext:value-type="float">
            <text:p>0.641342618517102</text:p>
          </table:table-cell>
          <table:table-cell office:value-type="float" office:value="15.0651210242945" calcext:value-type="float">
            <text:p>15.0651210242945</text:p>
          </table:table-cell>
          <table:table-cell office:value-type="float" office:value="0.497016934784476" calcext:value-type="float">
            <text:p>0.497016934784476</text:p>
          </table:table-cell>
          <table:table-cell office:value-type="float" office:value="0.558671515136017" calcext:value-type="float">
            <text:p>0.558671515136017</text:p>
          </table:table-cell>
          <table:table-cell office:value-type="float" office:value="0.111023671800141" calcext:value-type="float">
            <text:p>0.111023671800141</text:p>
          </table:table-cell>
          <table:table-cell office:value-type="float" office:value="0.450188995072249" calcext:value-type="float">
            <text:p>0.450188995072249</text:p>
          </table:table-cell>
          <table:table-cell office:value-type="float" office:value="0.00662826480975075" calcext:value-type="float">
            <text:p>0.00662826480975075</text:p>
          </table:table-cell>
          <table:table-cell office:value-type="float" office:value="0.0231756329293733" calcext:value-type="float">
            <text:p>0.0231756329293733</text:p>
          </table:table-cell>
          <table:table-cell office:value-type="float" office:value="0.730445435113723" calcext:value-type="float">
            <text:p>0.730445435113723</text:p>
          </table:table-cell>
          <table:table-cell office:value-type="float" office:value="1.39762450420354" calcext:value-type="float">
            <text:p>1.39762450420354</text:p>
          </table:table-cell>
          <table:table-cell table:style-name="ce5" office:value-type="float" office:value="0.0000000554905425632203" calcext:value-type="float">
            <text:p>5.55E-08</text:p>
          </table:table-cell>
          <table:table-cell table:style-name="ce5" office:value-type="float" office:value="0.00000132713150004703" calcext:value-type="float">
            <text:p>1.33E-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ABS([.AJ16]-39)" office:value-type="float" office:value="26" calcext:value-type="float">
            <text:p>26</text:p>
          </table:table-cell>
          <table:table-cell table:formula="of:=ABS([.AK16]-39)" office:value-type="float" office:value="31" calcext:value-type="float">
            <text:p>31</text:p>
          </table:table-cell>
          <table:table-cell table:formula="of:=ABS([.AL16]-39)" office:value-type="float" office:value="22" calcext:value-type="float">
            <text:p>22</text:p>
          </table:table-cell>
          <table:table-cell/>
          <table:table-cell table:style-name="Default" table:number-columns-repeated="3"/>
          <table:table-cell table:number-columns-repeated="16339"/>
        </table:table-row>
        <table:table-row table:style-name="ro2">
          <table:table-cell table:style-name="ce2" table:formula="of:=AVERAGE([.A12:.A16])" office:value-type="float" office:value="134.8" calcext:value-type="float">
            <text:p>134.8</text:p>
          </table:table-cell>
          <table:table-cell table:style-name="ce2" table:formula="of:=AVERAGE([.B12:.B16])" office:value-type="float" office:value="156.2" calcext:value-type="float">
            <text:p>156.2</text:p>
          </table:table-cell>
          <table:table-cell table:style-name="ce2" table:formula="of:=AVERAGE([.C12:.C16])" office:value-type="float" office:value="113.2" calcext:value-type="float">
            <text:p>113.2</text:p>
          </table:table-cell>
          <table:table-cell table:style-name="ce2" table:formula="of:=AVERAGE([.D12:.D16])" office:value-type="float" office:value="49" calcext:value-type="float">
            <text:p>49</text:p>
          </table:table-cell>
          <table:table-cell table:style-name="ce2" table:formula="of:=AVERAGE([.E12:.E16])" office:value-type="float" office:value="144" calcext:value-type="float">
            <text:p>144</text:p>
          </table:table-cell>
          <table:table-cell table:style-name="ce2" table:formula="of:=AVERAGE([.F12:.F16])" office:value-type="float" office:value="98.6" calcext:value-type="float">
            <text:p>98.6</text:p>
          </table:table-cell>
          <table:table-cell table:style-name="ce2" table:formula="of:=AVERAGE([.G12:.G16])" office:value-type="float" office:value="90.6" calcext:value-type="float">
            <text:p>90.6</text:p>
          </table:table-cell>
          <table:table-cell table:style-name="ce2" table:formula="of:=AVERAGE([.H12:.H16])" office:value-type="float" office:value="36.6" calcext:value-type="float">
            <text:p>36.6</text:p>
          </table:table-cell>
          <table:table-cell table:style-name="ce2" table:formula="of:=AVERAGE([.I12:.I16])" office:value-type="float" office:value="181.2" calcext:value-type="float">
            <text:p>181.2</text:p>
          </table:table-cell>
          <table:table-cell table:style-name="ce2" table:formula="of:=AVERAGE([.J12:.J16])" office:value-type="float" office:value="76.8" calcext:value-type="float">
            <text:p>76.8</text:p>
          </table:table-cell>
          <table:table-cell table:style-name="ce2" table:formula="of:=AVERAGE([.K12:.K16])" office:value-type="float" office:value="113.6" calcext:value-type="float">
            <text:p>113.6</text:p>
          </table:table-cell>
          <table:table-cell table:style-name="ce2" table:formula="of:=AVERAGE([.L12:.L16])" office:value-type="float" office:value="40.6" calcext:value-type="float">
            <text:p>40.6</text:p>
          </table:table-cell>
          <table:table-cell table:style-name="ce2" table:formula="of:=AVERAGE([.M12:.M16])" office:value-type="float" office:value="2.28587127171922" calcext:value-type="float">
            <text:p>2.28587127171922</text:p>
          </table:table-cell>
          <table:table-cell table:style-name="ce2" table:formula="of:=AVERAGE([.N12:.N16])" office:value-type="float" office:value="0.00652788260013048" calcext:value-type="float">
            <text:p>0.00652788260013048</text:p>
          </table:table-cell>
          <table:table-cell table:style-name="ce2" table:formula="of:=AVERAGE([.O12:.O16])" office:value-type="float" office:value="0.0226362105283834" calcext:value-type="float">
            <text:p>0.0226362105283834</text:p>
          </table:table-cell>
          <table:table-cell table:style-name="ce2" table:formula="of:=AVERAGE([.P12:.P16])" office:value-type="float" office:value="0.168845215054653" calcext:value-type="float">
            <text:p>0.168845215054653</text:p>
          </table:table-cell>
          <table:table-cell table:style-name="ce2" table:formula="of:=AVERAGE([.Q12:.Q16])" office:value-type="float" office:value="0.359423765134533" calcext:value-type="float">
            <text:p>0.359423765134533</text:p>
          </table:table-cell>
          <table:table-cell table:style-name="ce2" table:formula="of:=AVERAGE([.R12:.R16])" office:value-type="float" office:value="0.558652076897689" calcext:value-type="float">
            <text:p>0.558652076897689</text:p>
          </table:table-cell>
          <table:table-cell table:style-name="ce2" table:formula="of:=AVERAGE([.S12:.S16])" office:value-type="float" office:value="75.2878132233766" calcext:value-type="float">
            <text:p>75.2878132233766</text:p>
          </table:table-cell>
          <table:table-cell table:style-name="ce2" table:formula="of:=AVERAGE([.T12:.T16])" office:value-type="float" office:value="0.525854576219573" calcext:value-type="float">
            <text:p>0.525854576219573</text:p>
          </table:table-cell>
          <table:table-cell table:style-name="ce2" table:formula="of:=AVERAGE([.U12:.U16])" office:value-type="float" office:value="0.264074668677661" calcext:value-type="float">
            <text:p>0.264074668677661</text:p>
          </table:table-cell>
          <table:table-cell table:style-name="ce2" table:formula="of:=AVERAGE([.V12:.V16])" office:value-type="float" office:value="0.496708829255627" calcext:value-type="float">
            <text:p>0.496708829255627</text:p>
          </table:table-cell>
          <table:table-cell table:style-name="ce2" table:formula="of:=AVERAGE([.W12:.W16])" office:value-type="float" office:value="0.554144126784529" calcext:value-type="float">
            <text:p>0.554144126784529</text:p>
          </table:table-cell>
          <table:table-cell table:style-name="ce2" table:formula="of:=AVERAGE([.X12:.X16])" office:value-type="float" office:value="16.2384574139514" calcext:value-type="float">
            <text:p>16.2384574139514</text:p>
          </table:table-cell>
          <table:table-cell table:style-name="ce2" table:formula="of:=AVERAGE([.Y12:.Y16])" office:value-type="float" office:value="0.378428150122283" calcext:value-type="float">
            <text:p>0.378428150122283</text:p>
          </table:table-cell>
          <table:table-cell table:style-name="ce2" table:formula="of:=AVERAGE([.Z12:.Z16])" office:value-type="float" office:value="0.496824054800677" calcext:value-type="float">
            <text:p>0.496824054800677</text:p>
          </table:table-cell>
          <table:table-cell table:style-name="ce2" table:formula="of:=AVERAGE([.AA12:.AA16])" office:value-type="float" office:value="0.482902020927979" calcext:value-type="float">
            <text:p>0.482902020927979</text:p>
          </table:table-cell>
          <table:table-cell table:style-name="ce2" table:formula="of:=AVERAGE([.AB12:.AB16])" office:value-type="float" office:value="0.503918627959177" calcext:value-type="float">
            <text:p>0.503918627959177</text:p>
          </table:table-cell>
          <table:table-cell table:style-name="ce2" table:formula="of:=AVERAGE([.AC12:.AC16])" office:value-type="float" office:value="0.00741404779766046" calcext:value-type="float">
            <text:p>0.00741404779766046</text:p>
          </table:table-cell>
          <table:table-cell table:style-name="ce2" table:formula="of:=AVERAGE([.AD12:.AD16])" office:value-type="float" office:value="0.02274855133734" calcext:value-type="float">
            <text:p>0.02274855133734</text:p>
          </table:table-cell>
          <table:table-cell table:style-name="ce2" table:formula="of:=AVERAGE([.AE12:.AE16])" office:value-type="float" office:value="0.595958511195149" calcext:value-type="float">
            <text:p>0.595958511195149</text:p>
          </table:table-cell>
          <table:table-cell table:style-name="ce2" table:formula="of:=AVERAGE([.AF12:.AF16])" office:value-type="float" office:value="1.39961402487808" calcext:value-type="float">
            <text:p>1.39961402487808</text:p>
          </table:table-cell>
          <table:table-cell table:style-name="ce2" table:formula="of:=AVERAGE([.AG12:.AG16])" office:value-type="float" office:value="0.0000000750965485200368" calcext:value-type="float">
            <text:p>7.50965485200368E-08</text:p>
          </table:table-cell>
          <table:table-cell table:style-name="ce2" table:formula="of:=AVERAGE([.AH12:.AH16])" office:value-type="float" office:value="0.0000012130648720185" calcext:value-type="float">
            <text:p>1.2130648720185E-06</text:p>
          </table:table-cell>
          <table:table-cell table:style-name="ce2" table:formula="of:=AVERAGE([.AI12:.AI16])" office:value-type="float" office:value="3" calcext:value-type="float">
            <text:p>3</text:p>
          </table:table-cell>
          <table:table-cell table:style-name="ce2" table:number-columns-repeated="7"/>
          <table:table-cell table:number-columns-repeated="3"/>
          <table:table-cell table:style-name="ce2" table:number-columns-repeated="16339"/>
        </table:table-row>
        <table:table-row table:style-name="ro2">
          <table:table-cell table:number-columns-repeated="42"/>
          <table:table-cell table:style-name="Default" table:number-columns-repeated="3"/>
          <table:table-cell/>
          <table:table-cell table:style-name="ce2" table:number-columns-repeated="3"/>
          <table:table-cell table:number-columns-repeated="16335"/>
        </table:table-row>
        <table:table-row table:style-name="ro2">
          <table:table-cell table:style-name="ce2" office:value-type="string" calcext:value-type="string">
            <text:p>NBV_MAR14</text:p>
          </table:table-cell>
          <table:table-cell table:number-columns-repeated="41"/>
          <table:table-cell table:style-name="Default" table:number-columns-repeated="3"/>
          <table:table-cell/>
          <table:table-cell table:style-name="ce2" table:number-columns-repeated="3"/>
          <table:table-cell table:number-columns-repeated="1633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63" calcext:value-type="float">
            <text:p>163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float" office:value="1.93494756838903" calcext:value-type="float">
            <text:p>1.93494756838903</text:p>
          </table:table-cell>
          <table:table-cell office:value-type="float" office:value="0.00603801327060507" calcext:value-type="float">
            <text:p>0.00603801327060507</text:p>
          </table:table-cell>
          <table:table-cell office:value-type="float" office:value="0.0286665832633333" calcext:value-type="float">
            <text:p>0.0286665832633333</text:p>
          </table:table-cell>
          <table:table-cell office:value-type="float" office:value="0.257784825067259" calcext:value-type="float">
            <text:p>0.257784825067259</text:p>
          </table:table-cell>
          <table:table-cell office:value-type="float" office:value="0.771062630815409" calcext:value-type="float">
            <text:p>0.771062630815409</text:p>
          </table:table-cell>
          <table:table-cell office:value-type="float" office:value="0.332825572903412" calcext:value-type="float">
            <text:p>0.332825572903412</text:p>
          </table:table-cell>
          <table:table-cell office:value-type="float" office:value="167.401765930876" calcext:value-type="float">
            <text:p>167.401765930876</text:p>
          </table:table-cell>
          <table:table-cell office:value-type="float" office:value="0.885594828827034" calcext:value-type="float">
            <text:p>0.885594828827034</text:p>
          </table:table-cell>
          <table:table-cell office:value-type="float" office:value="0.302751409429047" calcext:value-type="float">
            <text:p>0.302751409429047</text:p>
          </table:table-cell>
          <table:table-cell office:value-type="float" office:value="0.210701951207988" calcext:value-type="float">
            <text:p>0.210701951207988</text:p>
          </table:table-cell>
          <table:table-cell office:value-type="float" office:value="0.518888636561934" calcext:value-type="float">
            <text:p>0.518888636561934</text:p>
          </table:table-cell>
          <table:table-cell office:value-type="float" office:value="28.7181095711506" calcext:value-type="float">
            <text:p>28.7181095711506</text:p>
          </table:table-cell>
          <table:table-cell office:value-type="float" office:value="0.707653933535716" calcext:value-type="float">
            <text:p>0.707653933535716</text:p>
          </table:table-cell>
          <table:table-cell office:value-type="float" office:value="0.982061985274049" calcext:value-type="float">
            <text:p>0.982061985274049</text:p>
          </table:table-cell>
          <table:table-cell office:value-type="float" office:value="0.942226443439221" calcext:value-type="float">
            <text:p>0.942226443439221</text:p>
          </table:table-cell>
          <table:table-cell office:value-type="float" office:value="0.651522559306002" calcext:value-type="float">
            <text:p>0.651522559306002</text:p>
          </table:table-cell>
          <table:table-cell office:value-type="float" office:value="0.00547096608845343" calcext:value-type="float">
            <text:p>0.00547096608845343</text:p>
          </table:table-cell>
          <table:table-cell office:value-type="float" office:value="0.0211834735940134" calcext:value-type="float">
            <text:p>0.0211834735940134</text:p>
          </table:table-cell>
          <table:table-cell office:value-type="float" office:value="0.59417243019252" calcext:value-type="float">
            <text:p>0.59417243019252</text:p>
          </table:table-cell>
          <table:table-cell office:value-type="float" office:value="1.38072084971946" calcext:value-type="float">
            <text:p>1.38072084971946</text:p>
          </table:table-cell>
          <table:table-cell table:style-name="ce5" office:value-type="float" office:value="0.000000212368800421958" calcext:value-type="float">
            <text:p>2.12E-07</text:p>
          </table:table-cell>
          <table:table-cell table:style-name="ce5" office:value-type="float" office:value="0.000000923548326394035" calcext:value-type="float">
            <text:p>9.24E-07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ABS([.AJ20]-28)" office:value-type="float" office:value="34" calcext:value-type="float">
            <text:p>34</text:p>
          </table:table-cell>
          <table:table-cell table:formula="of:=ABS([.AK20]-28)" office:value-type="float" office:value="20" calcext:value-type="float">
            <text:p>20</text:p>
          </table:table-cell>
          <table:table-cell table:formula="of:=ABS([.AL20]-28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39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62" calcext:value-type="float">
            <text:p>162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229" calcext:value-type="float">
            <text:p>229</text:p>
          </table:table-cell>
          <table:table-cell office:value-type="float" office:value="50" calcext:value-type="float">
            <text:p>50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2.99046013849701" calcext:value-type="float">
            <text:p>2.99046013849701</text:p>
          </table:table-cell>
          <table:table-cell office:value-type="float" office:value="0.00799708953073206" calcext:value-type="float">
            <text:p>0.00799708953073206</text:p>
          </table:table-cell>
          <table:table-cell office:value-type="float" office:value="0.0243119069051694" calcext:value-type="float">
            <text:p>0.0243119069051694</text:p>
          </table:table-cell>
          <table:table-cell office:value-type="float" office:value="0.211888411749716" calcext:value-type="float">
            <text:p>0.211888411749716</text:p>
          </table:table-cell>
          <table:table-cell office:value-type="float" office:value="0.364662233511979" calcext:value-type="float">
            <text:p>0.364662233511979</text:p>
          </table:table-cell>
          <table:table-cell office:value-type="float" office:value="0.71005818003358" calcext:value-type="float">
            <text:p>0.71005818003358</text:p>
          </table:table-cell>
          <table:table-cell office:value-type="float" office:value="35.9347184476037" calcext:value-type="float">
            <text:p>35.9347184476037</text:p>
          </table:table-cell>
          <table:table-cell office:value-type="float" office:value="0.443607440106697" calcext:value-type="float">
            <text:p>0.443607440106697</text:p>
          </table:table-cell>
          <table:table-cell office:value-type="float" office:value="0.00740056213287468" calcext:value-type="float">
            <text:p>0.00740056213287468</text:p>
          </table:table-cell>
          <table:table-cell office:value-type="float" office:value="0.642910457404114" calcext:value-type="float">
            <text:p>0.642910457404114</text:p>
          </table:table-cell>
          <table:table-cell office:value-type="float" office:value="0.653762747451061" calcext:value-type="float">
            <text:p>0.653762747451061</text:p>
          </table:table-cell>
          <table:table-cell office:value-type="float" office:value="140.059277270215" calcext:value-type="float">
            <text:p>140.059277270215</text:p>
          </table:table-cell>
          <table:table-cell office:value-type="float" office:value="0.191735581272895" calcext:value-type="float">
            <text:p>0.191735581272895</text:p>
          </table:table-cell>
          <table:table-cell office:value-type="float" office:value="0.237789570516129" calcext:value-type="float">
            <text:p>0.237789570516129</text:p>
          </table:table-cell>
          <table:table-cell office:value-type="float" office:value="0.854140269746829" calcext:value-type="float">
            <text:p>0.854140269746829</text:p>
          </table:table-cell>
          <table:table-cell office:value-type="float" office:value="0.327517388411067" calcext:value-type="float">
            <text:p>0.327517388411067</text:p>
          </table:table-cell>
          <table:table-cell office:value-type="float" office:value="0.00954921646942014" calcext:value-type="float">
            <text:p>0.00954921646942014</text:p>
          </table:table-cell>
          <table:table-cell office:value-type="float" office:value="0.0216486309639841" calcext:value-type="float">
            <text:p>0.0216486309639841</text:p>
          </table:table-cell>
          <table:table-cell office:value-type="float" office:value="0.411166454009222" calcext:value-type="float">
            <text:p>0.411166454009222</text:p>
          </table:table-cell>
          <table:table-cell office:value-type="float" office:value="1.30326994414717" calcext:value-type="float">
            <text:p>1.30326994414717</text:p>
          </table:table-cell>
          <table:table-cell table:style-name="ce5" office:value-type="float" office:value="0.000000156247480498029" calcext:value-type="float">
            <text:p>1.56E-07</text:p>
          </table:table-cell>
          <table:table-cell table:style-name="ce5" office:value-type="float" office:value="0.00000107923822127985" calcext:value-type="float">
            <text:p>1.08E-0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ABS([.AJ21]-28)" office:value-type="float" office:value="29" calcext:value-type="float">
            <text:p>29</text:p>
          </table:table-cell>
          <table:table-cell table:formula="of:=ABS([.AK21]-28)" office:value-type="float" office:value="7" calcext:value-type="float">
            <text:p>7</text:p>
          </table:table-cell>
          <table:table-cell table:formula="of:=ABS([.AL21]-28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3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154" calcext:value-type="float">
            <text:p>154</text:p>
          </table:table-cell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.04872647295392" calcext:value-type="float">
            <text:p>2.04872647295392</text:p>
          </table:table-cell>
          <table:table-cell office:value-type="float" office:value="0.0062756526650311" calcext:value-type="float">
            <text:p>0.0062756526650311</text:p>
          </table:table-cell>
          <table:table-cell office:value-type="float" office:value="0.0287951129941245" calcext:value-type="float">
            <text:p>0.0287951129941245</text:p>
          </table:table-cell>
          <table:table-cell office:value-type="float" office:value="0.195723502260582" calcext:value-type="float">
            <text:p>0.195723502260582</text:p>
          </table:table-cell>
          <table:table-cell office:value-type="float" office:value="0.75892693240686" calcext:value-type="float">
            <text:p>0.75892693240686</text:p>
          </table:table-cell>
          <table:table-cell office:value-type="float" office:value="0.453554187961598" calcext:value-type="float">
            <text:p>0.453554187961598</text:p>
          </table:table-cell>
          <table:table-cell office:value-type="float" office:value="147.880357888071" calcext:value-type="float">
            <text:p>147.880357888071</text:p>
          </table:table-cell>
          <table:table-cell office:value-type="float" office:value="0.176761706640562" calcext:value-type="float">
            <text:p>0.176761706640562</text:p>
          </table:table-cell>
          <table:table-cell office:value-type="float" office:value="0.308414625731071" calcext:value-type="float">
            <text:p>0.308414625731071</text:p>
          </table:table-cell>
          <table:table-cell office:value-type="float" office:value="0.216614954543393" calcext:value-type="float">
            <text:p>0.216614954543393</text:p>
          </table:table-cell>
          <table:table-cell office:value-type="float" office:value="0.615103409563488" calcext:value-type="float">
            <text:p>0.615103409563488</text:p>
          </table:table-cell>
          <table:table-cell office:value-type="float" office:value="14.2021592068425" calcext:value-type="float">
            <text:p>14.2021592068425</text:p>
          </table:table-cell>
          <table:table-cell office:value-type="float" office:value="0.0166444650242216" calcext:value-type="float">
            <text:p>0.0166444650242216</text:p>
          </table:table-cell>
          <table:table-cell office:value-type="float" office:value="0.652101584212787" calcext:value-type="float">
            <text:p>0.652101584212787</text:p>
          </table:table-cell>
          <table:table-cell office:value-type="float" office:value="0.606294125958284" calcext:value-type="float">
            <text:p>0.606294125958284</text:p>
          </table:table-cell>
          <table:table-cell office:value-type="float" office:value="0.667693420310244" calcext:value-type="float">
            <text:p>0.667693420310244</text:p>
          </table:table-cell>
          <table:table-cell office:value-type="float" office:value="0.00747202410638515" calcext:value-type="float">
            <text:p>0.00747202410638515</text:p>
          </table:table-cell>
          <table:table-cell office:value-type="float" office:value="0.0226428447604743" calcext:value-type="float">
            <text:p>0.0226428447604743</text:p>
          </table:table-cell>
          <table:table-cell office:value-type="float" office:value="0.446269483032769" calcext:value-type="float">
            <text:p>0.446269483032769</text:p>
          </table:table-cell>
          <table:table-cell office:value-type="float" office:value="1.27450377563781" calcext:value-type="float">
            <text:p>1.27450377563781</text:p>
          </table:table-cell>
          <table:table-cell table:style-name="ce5" office:value-type="float" office:value="0.0000000612118380440181" calcext:value-type="float">
            <text:p>6.12E-08</text:p>
          </table:table-cell>
          <table:table-cell table:style-name="ce5" office:value-type="float" office:value="0.000000728806419664238" calcext:value-type="float">
            <text:p>7.29E-07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table:formula="of:=ABS([.AJ22]-28)" office:value-type="float" office:value="89" calcext:value-type="float">
            <text:p>89</text:p>
          </table:table-cell>
          <table:table-cell table:formula="of:=ABS([.AK22]-28)" office:value-type="float" office:value="38" calcext:value-type="float">
            <text:p>38</text:p>
          </table:table-cell>
          <table:table-cell table:formula="of:=ABS([.AL22]-28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1633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164" calcext:value-type="float">
            <text:p>164</text:p>
          </table:table-cell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172" calcext:value-type="float">
            <text:p>17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1.52009267633386" calcext:value-type="float">
            <text:p>1.52009267633386</text:p>
          </table:table-cell>
          <table:table-cell office:value-type="float" office:value="0.00569540681686799" calcext:value-type="float">
            <text:p>0.00569540681686799</text:p>
          </table:table-cell>
          <table:table-cell office:value-type="float" office:value="0.0153399031830601" calcext:value-type="float">
            <text:p>0.0153399031830601</text:p>
          </table:table-cell>
          <table:table-cell office:value-type="float" office:value="0.0522050719986813" calcext:value-type="float">
            <text:p>0.0522050719986813</text:p>
          </table:table-cell>
          <table:table-cell office:value-type="float" office:value="0.651482684788769" calcext:value-type="float">
            <text:p>0.651482684788769</text:p>
          </table:table-cell>
          <table:table-cell office:value-type="float" office:value="0.244668738730643" calcext:value-type="float">
            <text:p>0.244668738730643</text:p>
          </table:table-cell>
          <table:table-cell office:value-type="float" office:value="50.3423215216851" calcext:value-type="float">
            <text:p>50.3423215216851</text:p>
          </table:table-cell>
          <table:table-cell office:value-type="float" office:value="0.697122653638932" calcext:value-type="float">
            <text:p>0.697122653638932</text:p>
          </table:table-cell>
          <table:table-cell office:value-type="float" office:value="0.301104200510253" calcext:value-type="float">
            <text:p>0.301104200510253</text:p>
          </table:table-cell>
          <table:table-cell office:value-type="float" office:value="0.469326075511866" calcext:value-type="float">
            <text:p>0.469326075511866</text:p>
          </table:table-cell>
          <table:table-cell office:value-type="float" office:value="0.538596043784669" calcext:value-type="float">
            <text:p>0.538596043784669</text:p>
          </table:table-cell>
          <table:table-cell office:value-type="float" office:value="62.9587990161986" calcext:value-type="float">
            <text:p>62.9587990161986</text:p>
          </table:table-cell>
          <table:table-cell office:value-type="float" office:value="0.359313025159148" calcext:value-type="float">
            <text:p>0.359313025159148</text:p>
          </table:table-cell>
          <table:table-cell office:value-type="float" office:value="0.120059194843292" calcext:value-type="float">
            <text:p>0.120059194843292</text:p>
          </table:table-cell>
          <table:table-cell office:value-type="float" office:value="0.794042483269668" calcext:value-type="float">
            <text:p>0.794042483269668</text:p>
          </table:table-cell>
          <table:table-cell office:value-type="float" office:value="0.354881095495766" calcext:value-type="float">
            <text:p>0.354881095495766</text:p>
          </table:table-cell>
          <table:table-cell office:value-type="float" office:value="0.00950234507638177" calcext:value-type="float">
            <text:p>0.00950234507638177</text:p>
          </table:table-cell>
          <table:table-cell office:value-type="float" office:value="0.0216451557229232" calcext:value-type="float">
            <text:p>0.0216451557229232</text:p>
          </table:table-cell>
          <table:table-cell office:value-type="float" office:value="0.540903544623154" calcext:value-type="float">
            <text:p>0.540903544623154</text:p>
          </table:table-cell>
          <table:table-cell office:value-type="float" office:value="1.54338037328252" calcext:value-type="float">
            <text:p>1.54338037328252</text:p>
          </table:table-cell>
          <table:table-cell table:style-name="ce5" office:value-type="float" office:value="0.0000000665746239488422" calcext:value-type="float">
            <text:p>6.66E-08</text:p>
          </table:table-cell>
          <table:table-cell table:style-name="ce5" office:value-type="float" office:value="0.00000153988647947382" calcext:value-type="float">
            <text:p>1.54E-06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formula="of:=ABS([.AJ23]-28)" office:value-type="float" office:value="136" calcext:value-type="float">
            <text:p>136</text:p>
          </table:table-cell>
          <table:table-cell table:formula="of:=ABS([.AK23]-28)" office:value-type="float" office:value="7" calcext:value-type="float">
            <text:p>7</text:p>
          </table:table-cell>
          <table:table-cell table:formula="of:=ABS([.AL23]-28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16339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216" calcext:value-type="float">
            <text:p>216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2.86537282045164" calcext:value-type="float">
            <text:p>2.86537282045164</text:p>
          </table:table-cell>
          <table:table-cell office:value-type="float" office:value="0.00731528018166191" calcext:value-type="float">
            <text:p>0.00731528018166191</text:p>
          </table:table-cell>
          <table:table-cell office:value-type="float" office:value="0.0101014219913984" calcext:value-type="float">
            <text:p>0.0101014219913984</text:p>
          </table:table-cell>
          <table:table-cell office:value-type="float" office:value="0.00376352284282233" calcext:value-type="float">
            <text:p>0.00376352284282233</text:p>
          </table:table-cell>
          <table:table-cell office:value-type="float" office:value="0.281847903860252" calcext:value-type="float">
            <text:p>0.281847903860252</text:p>
          </table:table-cell>
          <table:table-cell office:value-type="float" office:value="0.570420254184933" calcext:value-type="float">
            <text:p>0.570420254184933</text:p>
          </table:table-cell>
          <table:table-cell office:value-type="float" office:value="63.4644867068125" calcext:value-type="float">
            <text:p>63.4644867068125</text:p>
          </table:table-cell>
          <table:table-cell office:value-type="float" office:value="0.496913080572991" calcext:value-type="float">
            <text:p>0.496913080572991</text:p>
          </table:table-cell>
          <table:table-cell office:value-type="float" office:value="0.370646733312088" calcext:value-type="float">
            <text:p>0.370646733312088</text:p>
          </table:table-cell>
          <table:table-cell office:value-type="float" office:value="0.606622006050195" calcext:value-type="float">
            <text:p>0.606622006050195</text:p>
          </table:table-cell>
          <table:table-cell office:value-type="float" office:value="0.595573810089324" calcext:value-type="float">
            <text:p>0.595573810089324</text:p>
          </table:table-cell>
          <table:table-cell office:value-type="float" office:value="159.113728799804" calcext:value-type="float">
            <text:p>159.113728799804</text:p>
          </table:table-cell>
          <table:table-cell office:value-type="float" office:value="0.752233973832958" calcext:value-type="float">
            <text:p>0.752233973832958</text:p>
          </table:table-cell>
          <table:table-cell office:value-type="float" office:value="0.614867430040779" calcext:value-type="float">
            <text:p>0.614867430040779</text:p>
          </table:table-cell>
          <table:table-cell office:value-type="float" office:value="0.629196447884796" calcext:value-type="float">
            <text:p>0.629196447884796</text:p>
          </table:table-cell>
          <table:table-cell office:value-type="float" office:value="0.639191489522944" calcext:value-type="float">
            <text:p>0.639191489522944</text:p>
          </table:table-cell>
          <table:table-cell office:value-type="float" office:value="0.00800460954266428" calcext:value-type="float">
            <text:p>0.00800460954266428</text:p>
          </table:table-cell>
          <table:table-cell office:value-type="float" office:value="0.0212645782112528" calcext:value-type="float">
            <text:p>0.0212645782112528</text:p>
          </table:table-cell>
          <table:table-cell office:value-type="float" office:value="0.767679089947341" calcext:value-type="float">
            <text:p>0.767679089947341</text:p>
          </table:table-cell>
          <table:table-cell office:value-type="float" office:value="1.38699802176041" calcext:value-type="float">
            <text:p>1.38699802176041</text:p>
          </table:table-cell>
          <table:table-cell table:style-name="ce5" office:value-type="float" office:value="0.0000000812758481909053" calcext:value-type="float">
            <text:p>8.13E-08</text:p>
          </table:table-cell>
          <table:table-cell table:style-name="ce5" office:value-type="float" office:value="0.000000722458814099365" calcext:value-type="float">
            <text:p>7.22E-0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ABS([.AJ24]-28)" office:value-type="float" office:value="9" calcext:value-type="float">
            <text:p>9</text:p>
          </table:table-cell>
          <table:table-cell table:formula="of:=ABS([.AK24]-28)" office:value-type="float" office:value="1" calcext:value-type="float">
            <text:p>1</text:p>
          </table:table-cell>
          <table:table-cell table:formula="of:=ABS([.AL24]-28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16339"/>
        </table:table-row>
        <table:table-row table:style-name="ro2">
          <table:table-cell table:style-name="ce2" table:formula="of:=AVERAGE([.A20:.A24])" office:value-type="float" office:value="127.4" calcext:value-type="float">
            <text:p>127.4</text:p>
          </table:table-cell>
          <table:table-cell table:style-name="ce2" table:formula="of:=AVERAGE([.B20:.B24])" office:value-type="float" office:value="114" calcext:value-type="float">
            <text:p>114</text:p>
          </table:table-cell>
          <table:table-cell table:style-name="ce2" table:formula="of:=AVERAGE([.C20:.C24])" office:value-type="float" office:value="117.2" calcext:value-type="float">
            <text:p>117.2</text:p>
          </table:table-cell>
          <table:table-cell table:style-name="ce2" table:formula="of:=AVERAGE([.D20:.D24])" office:value-type="float" office:value="33.8" calcext:value-type="float">
            <text:p>33.8</text:p>
          </table:table-cell>
          <table:table-cell table:style-name="ce2" table:formula="of:=AVERAGE([.E20:.E24])" office:value-type="float" office:value="130.2" calcext:value-type="float">
            <text:p>130.2</text:p>
          </table:table-cell>
          <table:table-cell table:style-name="ce2" table:formula="of:=AVERAGE([.F20:.F24])" office:value-type="float" office:value="104.8" calcext:value-type="float">
            <text:p>104.8</text:p>
          </table:table-cell>
          <table:table-cell table:style-name="ce2" table:formula="of:=AVERAGE([.G20:.G24])" office:value-type="float" office:value="90.4" calcext:value-type="float">
            <text:p>90.4</text:p>
          </table:table-cell>
          <table:table-cell table:style-name="ce2" table:formula="of:=AVERAGE([.H20:.H24])" office:value-type="float" office:value="30" calcext:value-type="float">
            <text:p>30</text:p>
          </table:table-cell>
          <table:table-cell table:style-name="ce2" table:formula="of:=AVERAGE([.I20:.I24])" office:value-type="float" office:value="219" calcext:value-type="float">
            <text:p>219</text:p>
          </table:table-cell>
          <table:table-cell table:style-name="ce2" table:formula="of:=AVERAGE([.J20:.J24])" office:value-type="float" office:value="63.4" calcext:value-type="float">
            <text:p>63.4</text:p>
          </table:table-cell>
          <table:table-cell table:style-name="ce2" table:formula="of:=AVERAGE([.K20:.K24])" office:value-type="float" office:value="88.4" calcext:value-type="float">
            <text:p>88.4</text:p>
          </table:table-cell>
          <table:table-cell table:style-name="ce2" table:formula="of:=AVERAGE([.L20:.L24])" office:value-type="float" office:value="68.8" calcext:value-type="float">
            <text:p>68.8</text:p>
          </table:table-cell>
          <table:table-cell table:style-name="ce2" table:formula="of:=AVERAGE([.M20:.M24])" office:value-type="float" office:value="2.27191993532509" calcext:value-type="float">
            <text:p>2.27191993532509</text:p>
          </table:table-cell>
          <table:table-cell table:style-name="ce2" table:formula="of:=AVERAGE([.N20:.N24])" office:value-type="float" office:value="0.00666428849297963" calcext:value-type="float">
            <text:p>0.00666428849297963</text:p>
          </table:table-cell>
          <table:table-cell table:style-name="ce2" table:formula="of:=AVERAGE([.O20:.O24])" office:value-type="float" office:value="0.0214429856674171" calcext:value-type="float">
            <text:p>0.0214429856674171</text:p>
          </table:table-cell>
          <table:table-cell table:style-name="ce2" table:formula="of:=AVERAGE([.P20:.P24])" office:value-type="float" office:value="0.144273066783812" calcext:value-type="float">
            <text:p>0.144273066783812</text:p>
          </table:table-cell>
          <table:table-cell table:style-name="ce2" table:formula="of:=AVERAGE([.Q20:.Q24])" office:value-type="float" office:value="0.565596477076654" calcext:value-type="float">
            <text:p>0.565596477076654</text:p>
          </table:table-cell>
          <table:table-cell table:style-name="ce2" table:formula="of:=AVERAGE([.R20:.R24])" office:value-type="float" office:value="0.462305386762833" calcext:value-type="float">
            <text:p>0.462305386762833</text:p>
          </table:table-cell>
          <table:table-cell table:style-name="ce2" table:formula="of:=AVERAGE([.S20:.S24])" office:value-type="float" office:value="93.0047300990095" calcext:value-type="float">
            <text:p>93.0047300990095</text:p>
          </table:table-cell>
          <table:table-cell table:style-name="ce2" table:formula="of:=AVERAGE([.T20:.T24])" office:value-type="float" office:value="0.539999941957243" calcext:value-type="float">
            <text:p>0.539999941957243</text:p>
          </table:table-cell>
          <table:table-cell table:style-name="ce2" table:formula="of:=AVERAGE([.U20:.U24])" office:value-type="float" office:value="0.258063506223067" calcext:value-type="float">
            <text:p>0.258063506223067</text:p>
          </table:table-cell>
          <table:table-cell table:style-name="ce2" table:formula="of:=AVERAGE([.V20:.V24])" office:value-type="float" office:value="0.429235088943511" calcext:value-type="float">
            <text:p>0.429235088943511</text:p>
          </table:table-cell>
          <table:table-cell table:style-name="ce2" table:formula="of:=AVERAGE([.W20:.W24])" office:value-type="float" office:value="0.584384929490095" calcext:value-type="float">
            <text:p>0.584384929490095</text:p>
          </table:table-cell>
          <table:table-cell table:style-name="ce2" table:formula="of:=AVERAGE([.X20:.X24])" office:value-type="float" office:value="81.010414772842" calcext:value-type="float">
            <text:p>81.010414772842</text:p>
          </table:table-cell>
          <table:table-cell table:style-name="ce2" table:formula="of:=AVERAGE([.Y20:.Y24])" office:value-type="float" office:value="0.405516195764988" calcext:value-type="float">
            <text:p>0.405516195764988</text:p>
          </table:table-cell>
          <table:table-cell table:style-name="ce2" table:formula="of:=AVERAGE([.Z20:.Z24])" office:value-type="float" office:value="0.521375952977407" calcext:value-type="float">
            <text:p>0.521375952977407</text:p>
          </table:table-cell>
          <table:table-cell table:style-name="ce2" table:formula="of:=AVERAGE([.AA20:.AA24])" office:value-type="float" office:value="0.76517995405976" calcext:value-type="float">
            <text:p>0.76517995405976</text:p>
          </table:table-cell>
          <table:table-cell table:style-name="ce2" table:formula="of:=AVERAGE([.AB20:.AB24])" office:value-type="float" office:value="0.528161190609205" calcext:value-type="float">
            <text:p>0.528161190609205</text:p>
          </table:table-cell>
          <table:table-cell table:style-name="ce2" table:formula="of:=AVERAGE([.AC20:.AC24])" office:value-type="float" office:value="0.00799983225666095" calcext:value-type="float">
            <text:p>0.00799983225666095</text:p>
          </table:table-cell>
          <table:table-cell table:style-name="ce2" table:formula="of:=AVERAGE([.AD20:.AD24])" office:value-type="float" office:value="0.0216769366505296" calcext:value-type="float">
            <text:p>0.0216769366505296</text:p>
          </table:table-cell>
          <table:table-cell table:style-name="ce2" table:formula="of:=AVERAGE([.AE20:.AE24])" office:value-type="float" office:value="0.552038200361001" calcext:value-type="float">
            <text:p>0.552038200361001</text:p>
          </table:table-cell>
          <table:table-cell table:style-name="ce2" table:formula="of:=AVERAGE([.AF20:.AF24])" office:value-type="float" office:value="1.37777459290947" calcext:value-type="float">
            <text:p>1.37777459290947</text:p>
          </table:table-cell>
          <table:table-cell table:style-name="ce2" table:formula="of:=AVERAGE([.AG20:.AG24])" office:value-type="float" office:value="0.000000115535718220751" calcext:value-type="float">
            <text:p>1.15535718220751E-07</text:p>
          </table:table-cell>
          <table:table-cell table:style-name="ce2" table:formula="of:=AVERAGE([.AH20:.AH24])" office:value-type="float" office:value="0.000000998787652182262" calcext:value-type="float">
            <text:p>9.98787652182262E-07</text:p>
          </table:table-cell>
          <table:table-cell table:style-name="ce2" table:formula="of:=AVERAGE([.AI20:.AI24])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3"/>
          <table:table-cell table:style-name="ce2" table:number-columns-repeated="16339"/>
        </table:table-row>
        <table:table-row table:style-name="ro2">
          <table:table-cell table:number-columns-repeated="42"/>
          <table:table-cell table:style-name="Default"/>
          <table:table-cell table:number-columns-repeated="2"/>
          <table:table-cell table:style-name="ce2"/>
          <table:table-cell table:number-columns-repeated="16338"/>
        </table:table-row>
        <table:table-row table:style-name="ro2">
          <table:table-cell table:style-name="ce3" table:formula="of:=AVERAGE([.A9];[.A17];[.A25])" office:value-type="float" office:value="133.466666666667" calcext:value-type="float">
            <text:p>133.4667</text:p>
          </table:table-cell>
          <table:table-cell table:style-name="ce3" table:formula="of:=AVERAGE([.B9];[.B17];[.B25])" office:value-type="float" office:value="116.533333333333" calcext:value-type="float">
            <text:p>116.5333</text:p>
          </table:table-cell>
          <table:table-cell table:style-name="ce3" table:formula="of:=AVERAGE([.C9];[.C17];[.C25])" office:value-type="float" office:value="99.6666666666667" calcext:value-type="float">
            <text:p>99.6667</text:p>
          </table:table-cell>
          <table:table-cell table:style-name="ce3" table:formula="of:=AVERAGE([.D9];[.D17];[.D25])" office:value-type="float" office:value="32.9333333333333" calcext:value-type="float">
            <text:p>32.9333</text:p>
          </table:table-cell>
          <table:table-cell table:style-name="ce3" table:formula="of:=AVERAGE([.E9];[.E17];[.E25])" office:value-type="float" office:value="139.533333333333" calcext:value-type="float">
            <text:p>139.5333</text:p>
          </table:table-cell>
          <table:table-cell table:style-name="ce3" table:formula="of:=AVERAGE([.F9];[.F17];[.F25])" office:value-type="float" office:value="98.2666666666667" calcext:value-type="float">
            <text:p>98.2667</text:p>
          </table:table-cell>
          <table:table-cell table:style-name="ce3" table:formula="of:=AVERAGE([.G9];[.G17];[.G25])" office:value-type="float" office:value="92.4666666666667" calcext:value-type="float">
            <text:p>92.4667</text:p>
          </table:table-cell>
          <table:table-cell table:style-name="ce3" table:formula="of:=AVERAGE([.H9];[.H17];[.H25])" office:value-type="float" office:value="47.9333333333333" calcext:value-type="float">
            <text:p>47.9333</text:p>
          </table:table-cell>
          <table:table-cell table:style-name="ce3" table:formula="of:=AVERAGE([.I9];[.I17];[.I25])" office:value-type="float" office:value="202.533333333333" calcext:value-type="float">
            <text:p>202.5333</text:p>
          </table:table-cell>
          <table:table-cell table:style-name="ce3" table:formula="of:=AVERAGE([.J9];[.J17];[.J25])" office:value-type="float" office:value="74.4666666666667" calcext:value-type="float">
            <text:p>74.4667</text:p>
          </table:table-cell>
          <table:table-cell table:style-name="ce3" table:formula="of:=AVERAGE([.K9];[.K17];[.K25])" office:value-type="float" office:value="112.933333333333" calcext:value-type="float">
            <text:p>112.9333</text:p>
          </table:table-cell>
          <table:table-cell table:style-name="ce4" table:formula="of:=AVERAGE([.L9];[.L17];[.L25])" office:value-type="float" office:value="54.1333333333333" calcext:value-type="float">
            <text:p>54</text:p>
          </table:table-cell>
          <table:table-cell table:style-name="ce3" table:formula="of:=AVERAGE([.M9];[.M17];[.M25])" office:value-type="float" office:value="2.10134601776385" calcext:value-type="float">
            <text:p>2.1013</text:p>
          </table:table-cell>
          <table:table-cell table:style-name="ce3" table:formula="of:=AVERAGE([.N9];[.N17];[.N25])" office:value-type="float" office:value="0.00639350714831388" calcext:value-type="float">
            <text:p>0.0064</text:p>
          </table:table-cell>
          <table:table-cell table:style-name="ce3" table:formula="of:=AVERAGE([.O9];[.O17];[.O25])" office:value-type="float" office:value="0.0211930508957795" calcext:value-type="float">
            <text:p>0.0212</text:p>
          </table:table-cell>
          <table:table-cell table:style-name="ce3" table:formula="of:=AVERAGE([.P9];[.P17];[.P25])" office:value-type="float" office:value="0.182898905279515" calcext:value-type="float">
            <text:p>0.1829</text:p>
          </table:table-cell>
          <table:table-cell table:style-name="ce3" table:formula="of:=AVERAGE([.Q9];[.Q17];[.Q25])" office:value-type="float" office:value="0.461291765728213" calcext:value-type="float">
            <text:p>0.4613</text:p>
          </table:table-cell>
          <table:table-cell table:style-name="ce3" table:formula="of:=AVERAGE([.R9];[.R17];[.R25])" office:value-type="float" office:value="0.521374995309284" calcext:value-type="float">
            <text:p>0.5214</text:p>
          </table:table-cell>
          <table:table-cell table:style-name="ce3" table:formula="of:=AVERAGE([.S9];[.S17];[.S25])" office:value-type="float" office:value="68.1075639568236" calcext:value-type="float">
            <text:p>68.1076</text:p>
          </table:table-cell>
          <table:table-cell table:style-name="ce3" table:formula="of:=AVERAGE([.T9];[.T17];[.T25])" office:value-type="float" office:value="0.517164820476411" calcext:value-type="float">
            <text:p>0.5172</text:p>
          </table:table-cell>
          <table:table-cell table:style-name="ce3" table:formula="of:=AVERAGE([.U9];[.U17];[.U25])" office:value-type="float" office:value="0.245370277412937" calcext:value-type="float">
            <text:p>0.2454</text:p>
          </table:table-cell>
          <table:table-cell table:style-name="ce3" table:formula="of:=AVERAGE([.V9];[.V17];[.V25])" office:value-type="float" office:value="0.486468346110245" calcext:value-type="float">
            <text:p>0.4865</text:p>
          </table:table-cell>
          <table:table-cell table:style-name="ce3" table:formula="of:=AVERAGE([.W9];[.W17];[.W25])" office:value-type="float" office:value="0.581958793991054" calcext:value-type="float">
            <text:p>0.5820</text:p>
          </table:table-cell>
          <table:table-cell table:style-name="ce3" table:formula="of:=AVERAGE([.X9];[.X17];[.X25])" office:value-type="float" office:value="58.4629264138799" calcext:value-type="float">
            <text:p>58.4629</text:p>
          </table:table-cell>
          <table:table-cell table:style-name="ce3" table:formula="of:=AVERAGE([.Y9];[.Y17];[.Y25])" office:value-type="float" office:value="0.413902377065249" calcext:value-type="float">
            <text:p>0.4139</text:p>
          </table:table-cell>
          <table:table-cell table:style-name="ce3" table:formula="of:=AVERAGE([.Z9];[.Z17];[.Z25])" office:value-type="float" office:value="0.568177070300948" calcext:value-type="float">
            <text:p>0.5682</text:p>
          </table:table-cell>
          <table:table-cell table:style-name="ce3" table:formula="of:=AVERAGE([.AA9];[.AA17];[.AA25])" office:value-type="float" office:value="0.665888775997275" calcext:value-type="float">
            <text:p>0.6659</text:p>
          </table:table-cell>
          <table:table-cell table:style-name="ce3" table:formula="of:=AVERAGE([.AB9];[.AB17];[.AB25])" office:value-type="float" office:value="0.520152229976728" calcext:value-type="float">
            <text:p>0.5202</text:p>
          </table:table-cell>
          <table:table-cell table:style-name="ce3" table:formula="of:=AVERAGE([.AC9];[.AC17];[.AC25])" office:value-type="float" office:value="0.00711577823757526" calcext:value-type="float">
            <text:p>0.0071</text:p>
          </table:table-cell>
          <table:table-cell table:style-name="ce3" table:formula="of:=AVERAGE([.AD9];[.AD17];[.AD25])" office:value-type="float" office:value="0.022383305619651" calcext:value-type="float">
            <text:p>0.0224</text:p>
          </table:table-cell>
          <table:table-cell table:style-name="ce3" table:formula="of:=AVERAGE([.AE9];[.AE17];[.AE25])" office:value-type="float" office:value="0.590830996992185" calcext:value-type="float">
            <text:p>0.5908</text:p>
          </table:table-cell>
          <table:table-cell table:style-name="ce3" table:formula="of:=AVERAGE([.AF9];[.AF17];[.AF25])" office:value-type="float" office:value="1.4140172773448" calcext:value-type="float">
            <text:p>1.4140</text:p>
          </table:table-cell>
          <table:table-cell table:style-name="ce6" table:formula="of:=AVERAGE([.AG9];[.AG17];[.AG25])" office:value-type="float" office:value="0.0000001146412381015" calcext:value-type="float">
            <text:p>0.000000114641238102</text:p>
          </table:table-cell>
          <table:table-cell table:style-name="ce6" table:formula="of:=AVERAGE([.AH9];[.AH17];[.AH25])" office:value-type="float" office:value="0.00000105848555348936" calcext:value-type="float">
            <text:p>0.000001058485553489</text:p>
          </table:table-cell>
          <table:table-cell table:style-name="ce4" table:formula="of:=AVERAGE([.AI9];[.AI17];[.AI25])" office:value-type="float" office:value="2.46666666666667" calcext:value-type="float">
            <text:p>2</text:p>
          </table:table-cell>
          <table:table-cell table:style-name="ce3" table:number-columns-repeated="16349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7" number:min-decimal-places="17" number:min-integer-digits="1"/>
    </number:number-style>
    <number:number-style style:name="N145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 style:data-style-name="N2" text:time-value="10:56:45.8870582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07:22:51.793823380</meta:creation-date>
    <dc:date>2026-03-17T12:37:12.531736989</dc:date>
    <meta:editing-duration>PT3H28M26S</meta:editing-duration>
    <meta:editing-cycles>9</meta:editing-cycles>
    <meta:generator>LibreOffice/24.2.7.2$Linux_X86_64 LibreOffice_project/420$Build-2</meta:generator>
    <meta:document-statistic meta:table-count="1" meta:cell-count="799" meta:object-count="0"/>
  </office:meta>
</office:document-meta>
</file>